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113ed" officeooo:paragraph-rsid="00d5fdb6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113ed" officeooo:paragraph-rsid="00dcd1aa"/>
    </style:style>
    <style:style style:name="P36" style:family="paragraph" style:parent-style-name="Standard">
      <style:paragraph-properties fo:text-align="center" style:justify-single-word="false"/>
      <style:text-properties style:font-name="Liberation Serif" officeooo:rsid="001113ed" officeooo:paragraph-rsid="00e0b15e"/>
    </style:style>
    <style:style style:name="P37" style:family="paragraph" style:parent-style-name="Standard">
      <style:paragraph-properties fo:text-align="center" style:justify-single-word="false"/>
      <style:text-properties style:font-name="Liberation Serif" officeooo:rsid="001113ed" officeooo:paragraph-rsid="00e3bb83"/>
    </style:style>
    <style:style style:name="P38" style:family="paragraph" style:parent-style-name="Standard">
      <style:paragraph-properties fo:text-align="center" style:justify-single-word="false"/>
      <style:text-properties style:font-name="Liberation Serif" officeooo:rsid="001113ed" officeooo:paragraph-rsid="00fbc469"/>
    </style:style>
    <style:style style:name="P39" style:family="paragraph" style:parent-style-name="Standard">
      <style:paragraph-properties fo:text-align="center" style:justify-single-word="false"/>
      <style:text-properties style:font-name="Liberation Serif" officeooo:rsid="001113ed" officeooo:paragraph-rsid="0103156c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76" style:family="paragraph" style:parent-style-name="Standard">
      <style:text-properties style:font-name="Liberation Serif" officeooo:rsid="001113ed" officeooo:paragraph-rsid="001113ed"/>
    </style:style>
    <style:style style:name="P77" style:family="paragraph" style:parent-style-name="Standard">
      <style:text-properties style:font-name="Liberation Serif" officeooo:rsid="00146fdd" officeooo:paragraph-rsid="00146fdd"/>
    </style:style>
    <style:style style:name="P78" style:family="paragraph" style:parent-style-name="Standard">
      <style:text-properties style:font-name="Liberation Serif" officeooo:rsid="00146fdd" officeooo:paragraph-rsid="001816b6"/>
    </style:style>
    <style:style style:name="P79" style:family="paragraph" style:parent-style-name="Standard">
      <style:text-properties style:font-name="Liberation Serif" officeooo:rsid="00146fdd" officeooo:paragraph-rsid="001944bd"/>
    </style:style>
    <style:style style:name="P80" style:family="paragraph" style:parent-style-name="Standard">
      <style:text-properties style:font-name="Liberation Serif" officeooo:rsid="001944bd" officeooo:paragraph-rsid="001944bd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19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23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7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40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41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42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43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44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45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46" style:family="paragraph" style:parent-style-name="Standard">
      <style:text-properties officeooo:rsid="00146fdd" officeooo:paragraph-rsid="001816b6"/>
    </style:style>
    <style:style style:name="P147" style:family="paragraph" style:parent-style-name="Standard">
      <style:text-properties officeooo:rsid="00146fdd" officeooo:paragraph-rsid="001944bd"/>
    </style:style>
    <style:style style:name="P148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49" style:family="paragraph" style:parent-style-name="Standard">
      <style:text-properties officeooo:paragraph-rsid="002ec8d4"/>
    </style:style>
    <style:style style:name="P150" style:family="paragraph" style:parent-style-name="Standard">
      <style:text-properties officeooo:paragraph-rsid="0074aa46"/>
    </style:style>
    <style:style style:name="P151" style:family="paragraph" style:parent-style-name="Standard">
      <style:text-properties officeooo:paragraph-rsid="0079f35b"/>
    </style:style>
    <style:style style:name="P152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8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59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60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61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6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6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79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80" style:family="paragraph" style:parent-style-name="Standard">
      <style:paragraph-properties fo:text-align="start" style:justify-single-word="false"/>
      <style:text-properties officeooo:paragraph-rsid="00b02c56"/>
    </style:style>
    <style:style style:name="P18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18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18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18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18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18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5fdb6"/>
    </style:style>
    <style:style style:name="P18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cd1aa"/>
    </style:style>
    <style:style style:name="P18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0b15e"/>
    </style:style>
    <style:style style:name="P18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e3bb83"/>
    </style:style>
    <style:style style:name="P190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fbc469"/>
    </style:style>
    <style:style style:name="P19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3156c"/>
    </style:style>
    <style:style style:name="P19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19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19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19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19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ca40a" officeooo:paragraph-rsid="00cca40a"/>
    </style:style>
    <style:style style:name="P19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19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5fdb6" officeooo:paragraph-rsid="00dacacf"/>
    </style:style>
    <style:style style:name="P19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807fc"/>
    </style:style>
    <style:style style:name="P20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9cbdd"/>
    </style:style>
    <style:style style:name="P20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cd1aa"/>
    </style:style>
    <style:style style:name="P20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d9043"/>
    </style:style>
    <style:style style:name="P20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20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0b15e" officeooo:paragraph-rsid="00e0b15e"/>
    </style:style>
    <style:style style:name="P20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2a9e1" officeooo:paragraph-rsid="00e2a9e1"/>
    </style:style>
    <style:style style:name="P20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3bb83"/>
    </style:style>
    <style:style style:name="P20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3bb83" officeooo:paragraph-rsid="00e4c046"/>
    </style:style>
    <style:style style:name="P20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e936ac"/>
    </style:style>
    <style:style style:name="P20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1148"/>
    </style:style>
    <style:style style:name="P2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4c046" officeooo:paragraph-rsid="00f3968d"/>
    </style:style>
    <style:style style:name="P21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ee5204" officeooo:paragraph-rsid="00ee5204"/>
    </style:style>
    <style:style style:name="P2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ee6033" officeooo:paragraph-rsid="00f1a84a"/>
    </style:style>
    <style:style style:name="P2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1a84a" officeooo:paragraph-rsid="00f1a84a"/>
    </style:style>
    <style:style style:name="P2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3968d"/>
    </style:style>
    <style:style style:name="P2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3968d" officeooo:paragraph-rsid="00f4e9dd"/>
    </style:style>
    <style:style style:name="P2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4e9dd"/>
    </style:style>
    <style:style style:name="P2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4e9dd" officeooo:paragraph-rsid="00f849fc"/>
    </style:style>
    <style:style style:name="P2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49fc" officeooo:paragraph-rsid="00f849fc"/>
    </style:style>
    <style:style style:name="P2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8f41d"/>
    </style:style>
    <style:style style:name="P2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f41d" officeooo:paragraph-rsid="00f99203"/>
    </style:style>
    <style:style style:name="P2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f81eba" officeooo:paragraph-rsid="00f849fc"/>
    </style:style>
    <style:style style:name="P2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bc469" officeooo:paragraph-rsid="00fbc469" style:font-size-asian="12pt" style:font-size-complex="12pt"/>
    </style:style>
    <style:style style:name="P2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0fcf0c7" officeooo:paragraph-rsid="0102410d" style:font-size-asian="12pt" style:font-size-complex="12pt"/>
    </style:style>
    <style:style style:name="P2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officeooo:rsid="0102410d" officeooo:paragraph-rsid="0102410d" style:font-size-asian="12pt" style:font-size-complex="12pt"/>
    </style:style>
    <style:style style:name="P2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4d79c"/>
    </style:style>
    <style:style style:name="P2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635cd"/>
    </style:style>
    <style:style style:name="P227" style:family="paragraph" style:parent-style-name="Standard">
      <style:paragraph-properties fo:text-align="start" style:justify-single-word="false"/>
      <style:text-properties fo:font-size="12pt" officeooo:paragraph-rsid="0102410d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229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230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233" style:family="paragraph" style:parent-style-name="Table_20_Contents">
      <style:text-properties officeooo:rsid="001bd6d8" officeooo:paragraph-rsid="001bd6d8"/>
    </style:style>
    <style:style style:name="P234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235" style:family="paragraph" style:parent-style-name="Table_20_Contents">
      <style:paragraph-properties fo:text-align="end" style:justify-single-word="false"/>
    </style:style>
    <style:style style:name="P236" style:family="paragraph" style:parent-style-name="Table_20_Contents">
      <style:paragraph-properties fo:text-align="start" style:justify-single-word="false"/>
    </style:style>
    <style:style style:name="P237" style:family="paragraph" style:parent-style-name="Table_20_Contents">
      <style:text-properties officeooo:rsid="001c9de3" officeooo:paragraph-rsid="001c9de3"/>
    </style:style>
    <style:style style:name="P238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239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240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2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8" style:family="paragraph" style:parent-style-name="Text_20_body">
      <style:text-properties officeooo:paragraph-rsid="00b1907a"/>
    </style:style>
    <style:style style:name="P26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text-position="0% 100%" style:font-name="OpenSans-Regular" fo:font-size="18pt" fo:letter-spacing="normal" officeooo:rsid="010129a7" officeooo:paragraph-rsid="0102410d" style:letter-kerning="false" style:font-size-asian="18pt"/>
    </style:style>
    <style:style style:name="P27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4d79c" officeooo:paragraph-rsid="010635cd"/>
    </style:style>
    <style:style style:name="P27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708e6"/>
    </style:style>
    <style:style style:name="P27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d27ed"/>
    </style:style>
    <style:style style:name="P27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1113ed" officeooo:paragraph-rsid="010d368d"/>
    </style:style>
    <style:style style:name="P27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8abcf"/>
    </style:style>
    <style:style style:name="P27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d27ed"/>
    </style:style>
    <style:style style:name="P27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10d368d"/>
    </style:style>
    <style:style style:name="P27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8abcf" officeooo:paragraph-rsid="0108abcf"/>
    </style:style>
    <style:style style:name="P27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9f9f4" officeooo:paragraph-rsid="0109f9f4"/>
    </style:style>
    <style:style style:name="P27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b2403" officeooo:paragraph-rsid="010b2403"/>
    </style:style>
    <style:style style:name="P28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27ed" officeooo:paragraph-rsid="010d27ed"/>
    </style:style>
    <style:style style:name="P28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27ed" officeooo:paragraph-rsid="010d2ed3"/>
    </style:style>
    <style:style style:name="P28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85a8" officeooo:paragraph-rsid="010d85a8"/>
    </style:style>
    <style:style style:name="P28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d85a8" officeooo:paragraph-rsid="010ee634"/>
    </style:style>
    <style:style style:name="P28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10ee634" officeooo:paragraph-rsid="010ee634"/>
    </style:style>
    <style:style style:name="P285" style:family="paragraph" style:parent-style-name="Standard">
      <style:paragraph-properties fo:text-align="center" style:justify-single-word="false"/>
      <style:text-properties style:font-name="Liberation Serif" officeooo:rsid="001113ed" officeooo:paragraph-rsid="010708e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style:text-position="super 58%" officeooo:rsid="00d9c923"/>
    </style:style>
    <style:style style:name="T67" style:family="text">
      <style:text-properties style:text-position="super 58%" officeooo:rsid="00d9cbdd"/>
    </style:style>
    <style:style style:name="T68" style:family="text">
      <style:text-properties style:text-position="super 58%" officeooo:rsid="00da6468"/>
    </style:style>
    <style:style style:name="T69" style:family="text">
      <style:text-properties style:text-position="super 58%" officeooo:rsid="00dd9043"/>
    </style:style>
    <style:style style:name="T70" style:family="text">
      <style:text-properties style:text-position="super 58%" officeooo:rsid="00e2a9e1"/>
    </style:style>
    <style:style style:name="T71" style:family="text">
      <style:text-properties style:text-position="super 58%" officeooo:rsid="00e4c046"/>
    </style:style>
    <style:style style:name="T72" style:family="text">
      <style:text-properties style:text-position="super 58%" officeooo:rsid="00e936ac"/>
    </style:style>
    <style:style style:name="T73" style:family="text">
      <style:text-properties style:text-position="super 58%" officeooo:rsid="00eaca85"/>
    </style:style>
    <style:style style:name="T74" style:family="text">
      <style:text-properties style:text-position="super 58%" officeooo:rsid="00ebdb7a"/>
    </style:style>
    <style:style style:name="T75" style:family="text">
      <style:text-properties style:text-position="super 58%" officeooo:rsid="00f1a84a"/>
    </style:style>
    <style:style style:name="T76" style:family="text">
      <style:text-properties style:text-position="super 58%" officeooo:rsid="00ee6033"/>
    </style:style>
    <style:style style:name="T77" style:family="text">
      <style:text-properties style:text-position="super 58%" officeooo:rsid="00f31148"/>
    </style:style>
    <style:style style:name="T78" style:family="text">
      <style:text-properties style:text-position="super 58%" officeooo:rsid="00f3968d"/>
    </style:style>
    <style:style style:name="T79" style:family="text">
      <style:text-properties style:text-position="super 58%" officeooo:rsid="00f4e9dd"/>
    </style:style>
    <style:style style:name="T80" style:family="text">
      <style:text-properties style:text-position="super 58%" officeooo:rsid="00f626ba"/>
    </style:style>
    <style:style style:name="T81" style:family="text">
      <style:text-properties style:text-position="super 58%" officeooo:rsid="00f81eba"/>
    </style:style>
    <style:style style:name="T82" style:family="text">
      <style:text-properties style:text-position="super 58%" officeooo:rsid="00f99203"/>
    </style:style>
    <style:style style:name="T83" style:family="text">
      <style:text-properties style:text-position="super 58%" officeooo:rsid="00fe7b01"/>
    </style:style>
    <style:style style:name="T84" style:family="text">
      <style:text-properties style:text-position="super 58%" officeooo:rsid="010129a7"/>
    </style:style>
    <style:style style:name="T85" style:family="text">
      <style:text-properties style:text-position="super 58%" officeooo:rsid="0105085b"/>
    </style:style>
    <style:style style:name="T86" style:family="text">
      <style:text-properties style:text-position="super 58%" officeooo:rsid="0109f9f4"/>
    </style:style>
    <style:style style:name="T87" style:family="text">
      <style:text-properties style:text-position="super 58%" officeooo:rsid="010c0d32"/>
    </style:style>
    <style:style style:name="T88" style:family="text">
      <style:text-properties style:text-position="super 58%" officeooo:rsid="010d2ed3"/>
    </style:style>
    <style:style style:name="T89" style:family="text">
      <style:text-properties style:text-position="super 58%" officeooo:rsid="010ee634"/>
    </style:style>
    <style:style style:name="T90" style:family="text">
      <style:text-properties officeooo:rsid="007890e3"/>
    </style:style>
    <style:style style:name="T91" style:family="text">
      <style:text-properties officeooo:rsid="0078ae39"/>
    </style:style>
    <style:style style:name="T92" style:family="text">
      <style:text-properties officeooo:rsid="0079f35b"/>
    </style:style>
    <style:style style:name="T93" style:family="text">
      <style:text-properties officeooo:rsid="007cdc20"/>
    </style:style>
    <style:style style:name="T94" style:family="text">
      <style:text-properties officeooo:rsid="007e9927"/>
    </style:style>
    <style:style style:name="T95" style:family="text">
      <style:text-properties officeooo:rsid="008980c4"/>
    </style:style>
    <style:style style:name="T96" style:family="text">
      <style:text-properties officeooo:rsid="008a36e2"/>
    </style:style>
    <style:style style:name="T97" style:family="text">
      <style:text-properties officeooo:rsid="008af5f5"/>
    </style:style>
    <style:style style:name="T98" style:family="text">
      <style:text-properties officeooo:rsid="008d6ef4"/>
    </style:style>
    <style:style style:name="T99" style:family="text">
      <style:text-properties officeooo:rsid="008ef787"/>
    </style:style>
    <style:style style:name="T100" style:family="text">
      <style:text-properties style:font-name="Liberation Serif1" officeooo:rsid="008ef787" style:font-name-asian="Liberation Serif1" style:font-name-complex="Liberation Serif1"/>
    </style:style>
    <style:style style:name="T101" style:family="text">
      <style:text-properties officeooo:rsid="0090ad07"/>
    </style:style>
    <style:style style:name="T102" style:family="text">
      <style:text-properties officeooo:rsid="00911ae0"/>
    </style:style>
    <style:style style:name="T103" style:family="text">
      <style:text-properties officeooo:rsid="0092dc70"/>
    </style:style>
    <style:style style:name="T104" style:family="text">
      <style:text-properties officeooo:rsid="0099bfd7"/>
    </style:style>
    <style:style style:name="T105" style:family="text">
      <style:text-properties style:text-position="0% 100%"/>
    </style:style>
    <style:style style:name="T106" style:family="text">
      <style:text-properties style:text-position="0% 100%" officeooo:rsid="009c9016"/>
    </style:style>
    <style:style style:name="T107" style:family="text">
      <style:text-properties style:text-position="0% 100%" officeooo:rsid="009e7747"/>
    </style:style>
    <style:style style:name="T108" style:family="text">
      <style:text-properties style:text-position="0% 100%" officeooo:rsid="009f5bbf"/>
    </style:style>
    <style:style style:name="T109" style:family="text">
      <style:text-properties style:text-position="0% 100%" officeooo:rsid="00a1b1a9"/>
    </style:style>
    <style:style style:name="T110" style:family="text">
      <style:text-properties officeooo:rsid="00a3e5e2"/>
    </style:style>
    <style:style style:name="T111" style:family="text">
      <style:text-properties officeooo:rsid="00b1907a"/>
    </style:style>
    <style:style style:name="T112" style:family="text">
      <style:text-properties officeooo:rsid="00b24320"/>
    </style:style>
    <style:style style:name="T113" style:family="text">
      <style:text-properties officeooo:rsid="00b98130"/>
    </style:style>
    <style:style style:name="T114" style:family="text">
      <style:text-properties officeooo:rsid="00bb9b0d"/>
    </style:style>
    <style:style style:name="T115" style:family="text">
      <style:text-properties officeooo:rsid="00bfe905"/>
    </style:style>
    <style:style style:name="T116" style:family="text">
      <style:text-properties officeooo:rsid="00c303b1"/>
    </style:style>
    <style:style style:name="T117" style:family="text">
      <style:text-properties style:text-line-through-style="none" style:text-line-through-type="none"/>
    </style:style>
    <style:style style:name="T118" style:family="text">
      <style:text-properties style:text-line-through-style="none" style:text-line-through-type="none" style:text-position="super 58%"/>
    </style:style>
    <style:style style:name="T119" style:family="text">
      <style:text-properties style:text-line-through-style="none" style:text-line-through-type="none" style:text-position="super 58%" officeooo:rsid="00c3cdcd"/>
    </style:style>
    <style:style style:name="T120" style:family="text">
      <style:text-properties style:text-line-through-style="none" style:text-line-through-type="none" style:text-position="super 58%" officeooo:rsid="00c54985"/>
    </style:style>
    <style:style style:name="T121" style:family="text">
      <style:text-properties style:text-line-through-style="none" style:text-line-through-type="none" style:text-position="super 58%" officeooo:rsid="00c83346"/>
    </style:style>
    <style:style style:name="T122" style:family="text">
      <style:text-properties style:text-line-through-style="none" style:text-line-through-type="none" style:text-position="super 58%" style:font-name="Liberation Serif" officeooo:rsid="010129a7"/>
    </style:style>
    <style:style style:name="T123" style:family="text">
      <style:text-properties style:text-line-through-style="none" style:text-line-through-type="none" officeooo:rsid="00c3cdcd"/>
    </style:style>
    <style:style style:name="T124" style:family="text">
      <style:text-properties style:text-line-through-style="none" style:text-line-through-type="none" officeooo:rsid="00c54985"/>
    </style:style>
    <style:style style:name="T125" style:family="text">
      <style:text-properties style:text-line-through-style="none" style:text-line-through-type="none" officeooo:rsid="00c83346"/>
    </style:style>
    <style:style style:name="T126" style:family="text">
      <style:text-properties style:text-line-through-style="none" style:text-line-through-type="none" officeooo:rsid="00ce3caf"/>
    </style:style>
    <style:style style:name="T127" style:family="text">
      <style:text-properties style:text-line-through-style="none" style:text-line-through-type="none" style:text-position="0% 100%" style:font-name="Liberation Serif" officeooo:rsid="010129a7"/>
    </style:style>
    <style:style style:name="T128" style:family="text">
      <style:text-properties style:text-line-through-style="none" style:text-line-through-type="none" style:text-position="0% 100%" style:font-name="Liberation Serif" officeooo:rsid="0102410d"/>
    </style:style>
    <style:style style:name="T129" style:family="text">
      <style:text-properties officeooo:rsid="00c4a903"/>
    </style:style>
    <style:style style:name="T130" style:family="text">
      <style:text-properties officeooo:rsid="00c54985"/>
    </style:style>
    <style:style style:name="T131" style:family="text">
      <style:text-properties officeooo:rsid="00c70218"/>
    </style:style>
    <style:style style:name="T132" style:family="text">
      <style:text-properties officeooo:rsid="00c98ace"/>
    </style:style>
    <style:style style:name="T133" style:family="text">
      <style:text-properties officeooo:rsid="00cb57ff"/>
    </style:style>
    <style:style style:name="T134" style:family="text">
      <style:text-properties officeooo:rsid="00d0603e"/>
    </style:style>
    <style:style style:name="T135" style:family="text">
      <style:text-properties officeooo:rsid="00d3dd7e"/>
    </style:style>
    <style:style style:name="T136" style:family="text">
      <style:text-properties officeooo:rsid="00d43713"/>
    </style:style>
    <style:style style:name="T137" style:family="text">
      <style:text-properties officeooo:rsid="00d53dc0"/>
    </style:style>
    <style:style style:name="T138" style:family="text">
      <style:text-properties officeooo:rsid="00d5bd8a"/>
    </style:style>
    <style:style style:name="T139" style:family="text">
      <style:text-properties officeooo:rsid="00d5fdb6"/>
    </style:style>
    <style:style style:name="T140" style:family="text">
      <style:text-properties officeooo:rsid="00d9c923"/>
    </style:style>
    <style:style style:name="T141" style:family="text">
      <style:text-properties officeooo:rsid="00d9cbdd"/>
    </style:style>
    <style:style style:name="T142" style:family="text">
      <style:text-properties officeooo:rsid="00da6468"/>
    </style:style>
    <style:style style:name="T143" style:family="text">
      <style:text-properties officeooo:rsid="00dd9043"/>
    </style:style>
    <style:style style:name="T144" style:family="text">
      <style:text-properties officeooo:rsid="00e2a9e1"/>
    </style:style>
    <style:style style:name="T145" style:family="text">
      <style:text-properties officeooo:rsid="00e4c046"/>
    </style:style>
    <style:style style:name="T146" style:family="text">
      <style:text-properties officeooo:rsid="00e8c7df"/>
    </style:style>
    <style:style style:name="T147" style:family="text">
      <style:text-properties officeooo:rsid="00e936ac"/>
    </style:style>
    <style:style style:name="T148" style:family="text">
      <style:text-properties officeooo:rsid="00eaca85"/>
    </style:style>
    <style:style style:name="T149" style:family="text">
      <style:text-properties officeooo:rsid="00ebdb7a"/>
    </style:style>
    <style:style style:name="T150" style:family="text">
      <style:text-properties officeooo:rsid="00ee6033"/>
    </style:style>
    <style:style style:name="T151" style:family="text">
      <style:text-properties officeooo:rsid="00f1a84a"/>
    </style:style>
    <style:style style:name="T152" style:family="text">
      <style:text-properties officeooo:rsid="00f31148"/>
    </style:style>
    <style:style style:name="T153" style:family="text">
      <style:text-properties officeooo:rsid="00f3968d"/>
    </style:style>
    <style:style style:name="T154" style:family="text">
      <style:text-properties officeooo:rsid="00f4e9dd"/>
    </style:style>
    <style:style style:name="T155" style:family="text">
      <style:text-properties officeooo:rsid="00f81eba"/>
    </style:style>
    <style:style style:name="T156" style:family="text">
      <style:text-properties officeooo:rsid="00f849fc"/>
    </style:style>
    <style:style style:name="T157" style:family="text">
      <style:text-properties officeooo:rsid="00f99203"/>
    </style:style>
    <style:style style:name="T158" style:family="text">
      <style:text-properties officeooo:rsid="00fe7b01"/>
    </style:style>
    <style:style style:name="T159" style:family="text">
      <style:text-properties officeooo:rsid="0100585c"/>
    </style:style>
    <style:style style:name="T160" style:family="text">
      <style:text-properties officeooo:rsid="010129a7"/>
    </style:style>
    <style:style style:name="T161" style:family="text">
      <style:text-properties style:use-window-font-color="true" style:text-outline="false" style:font-name="OpenSans-Regular" fo:letter-spacing="normal" style:letter-kerning="false"/>
    </style:style>
    <style:style style:name="T162" style:family="text">
      <style:text-properties style:use-window-font-color="true" style:text-outline="false" style:font-name="OpenSans-Regular" fo:letter-spacing="normal" officeooo:rsid="010129a7" style:letter-kerning="false"/>
    </style:style>
    <style:style style:name="T163" style:family="text">
      <style:text-properties style:use-window-font-color="true" style:text-outline="false" style:text-line-through-style="none" style:text-line-through-type="none" style:text-position="0% 100%" style:font-name="OpenSans-Regular" fo:letter-spacing="normal" officeooo:rsid="010129a7" style:letter-kerning="false"/>
    </style:style>
    <style:style style:name="T164" style:family="text">
      <style:text-properties style:use-window-font-color="true" style:text-outline="false" style:text-line-through-style="none" style:text-line-through-type="none" style:text-position="0% 100%" style:font-name="OpenSans-Regular" fo:letter-spacing="normal" fo:font-style="normal" fo:font-weight="normal" officeooo:rsid="010129a7" style:letter-kerning="false" style:font-style-asian="normal" style:font-weight-asian="normal"/>
    </style:style>
    <style:style style:name="T165" style:family="text">
      <style:text-properties style:use-window-font-color="true" style:text-outline="false" style:text-line-through-style="none" style:text-line-through-type="none" style:text-position="0% 100%" style:font-name="Liberation Serif" fo:letter-spacing="normal" fo:font-style="normal" fo:font-weight="normal" officeooo:rsid="0102410d" style:letter-kerning="false" style:font-style-asian="normal" style:font-weight-asian="normal"/>
    </style:style>
    <style:style style:name="T166" style:family="text">
      <style:text-properties style:use-window-font-color="true" style:text-outline="false" style:font-name="Liberation Mono" fo:letter-spacing="normal" fo:font-style="normal" fo:font-weight="normal" officeooo:rsid="010129a7" style:letter-kerning="false" style:font-style-asian="normal" style:font-weight-asian="normal"/>
    </style:style>
    <style:style style:name="T167" style:family="text">
      <style:text-properties officeooo:rsid="0105085b"/>
    </style:style>
    <style:style style:name="T168" style:family="text">
      <style:text-properties officeooo:rsid="010635cd"/>
    </style:style>
    <style:style style:name="T169" style:family="text">
      <style:text-properties officeooo:rsid="01071197"/>
    </style:style>
    <style:style style:name="T170" style:family="text">
      <style:text-properties officeooo:rsid="0109f9f4"/>
    </style:style>
    <style:style style:name="T171" style:family="text">
      <style:text-properties officeooo:rsid="010c0d32"/>
    </style:style>
    <style:style style:name="T172" style:family="text">
      <style:text-properties officeooo:rsid="010d27ed"/>
    </style:style>
    <style:style style:name="T173" style:family="text">
      <style:text-properties officeooo:rsid="010d2ed3"/>
    </style:style>
    <style:style style:name="T174" style:family="text">
      <style:text-properties officeooo:rsid="010d368d"/>
    </style:style>
    <style:style style:name="T175" style:family="text">
      <style:text-properties officeooo:rsid="010ee634"/>
    </style:style>
    <style:style style:name="T176" style:family="text">
      <style:text-properties officeooo:rsid="0110e4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40">Задача 1.</text:p>
      <text:p text:style-name="P40"/>
      <text:p text:style-name="P40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6"/>
      <text:p text:style-name="P77">Задача 2.</text:p>
      <text:p text:style-name="P77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228">S</text:p>
          </table:table-cell>
          <table:table-cell table:style-name="Table1.A1" office:value-type="string">
            <text:p text:style-name="P229">V</text:p>
          </table:table-cell>
          <table:table-cell table:style-name="Table1.A1" office:value-type="string">
            <text:p text:style-name="P238">v</text:p>
          </table:table-cell>
          <table:table-cell table:style-name="Table1.D1" office:value-type="string">
            <text:p text:style-name="P231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29">900</text:p>
          </table:table-cell>
          <table:table-cell table:style-name="Table1.A2" office:value-type="string">
            <text:p text:style-name="P229">16</text:p>
          </table:table-cell>
          <table:table-cell table:style-name="Table1.A2" office:value-type="string">
            <text:p text:style-name="P229">4</text:p>
          </table:table-cell>
          <table:table-cell table:style-name="Table1.D2" office:value-type="string">
            <text:p text:style-name="P232">75</text:p>
          </table:table-cell>
        </table:table-row>
        <table:table-row>
          <table:table-cell table:style-name="Table1.A2" office:value-type="string">
            <text:p text:style-name="P229">300</text:p>
          </table:table-cell>
          <table:table-cell table:style-name="Table1.A2" office:value-type="string">
            <text:p text:style-name="P229">15</text:p>
          </table:table-cell>
          <table:table-cell table:style-name="Table1.A2" office:value-type="string">
            <text:p text:style-name="P229">3</text:p>
          </table:table-cell>
          <table:table-cell table:style-name="Table1.D2" office:value-type="string">
            <text:p text:style-name="P232">25</text:p>
          </table:table-cell>
        </table:table-row>
        <table:table-row>
          <table:table-cell table:style-name="Table1.A2" office:value-type="string">
            <text:p text:style-name="P229">350</text:p>
          </table:table-cell>
          <table:table-cell table:style-name="Table1.A2" office:value-type="string">
            <text:p text:style-name="P229">14</text:p>
          </table:table-cell>
          <table:table-cell table:style-name="Table1.A2" office:value-type="string">
            <text:p text:style-name="P229">3,5</text:p>
          </table:table-cell>
          <table:table-cell table:style-name="Table1.D2" office:value-type="string">
            <text:p text:style-name="P231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29">210</text:p>
          </table:table-cell>
          <table:table-cell table:style-name="Table1.A2" office:value-type="string">
            <text:p text:style-name="P229">12</text:p>
          </table:table-cell>
          <table:table-cell table:style-name="Table1.A2" office:value-type="string">
            <text:p text:style-name="P229">3,1</text:p>
          </table:table-cell>
          <table:table-cell table:style-name="Table1.D2" office:value-type="string">
            <text:p text:style-name="P231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29">120</text:p>
          </table:table-cell>
          <table:table-cell table:style-name="Table1.A2" office:value-type="string">
            <text:p text:style-name="P229">13,5</text:p>
          </table:table-cell>
          <table:table-cell table:style-name="Table1.A2" office:value-type="string">
            <text:p text:style-name="P231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231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7"/>
      <text:p text:style-name="P146"><text:span text:style-name="T1">Задача </text:span><text:span text:style-name="T2">3</text:span><text:span text:style-name="T1">.</text:span></text:p>
      <text:p text:style-name="P78"/>
      <text:p text:style-name="P78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8"/>
      <text:p text:style-name="P147"><text:span text:style-name="T1">Задача </text:span><text:span text:style-name="T3">4</text:span><text:span text:style-name="T1">.</text:span></text:p>
      <text:p text:style-name="P79"/>
      <text:p text:style-name="P147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3"/>
          </table:table-cell>
          <table:table-cell table:style-name="Table2.B1" office:value-type="string">
            <text:p text:style-name="P233">250</text:p>
          </table:table-cell>
          <table:table-cell table:style-name="Table2.C1" office:value-type="string">
            <text:p text:style-name="P233">18</text:p>
          </table:table-cell>
        </table:table-row>
        <table:table-row>
          <table:table-cell table:style-name="Table2.A1" office:value-type="string">
            <text:p text:style-name="P234">-</text:p>
          </table:table-cell>
          <table:table-cell table:style-name="Table2.B2" office:value-type="string">
            <text:p text:style-name="P233">18</text:p>
          </table:table-cell>
          <table:table-cell table:style-name="Table2.A1" office:value-type="string">
            <text:p text:style-name="P233">1<text:span text:style-name="T7">3.(8)</text:span></text:p>
          </table:table-cell>
        </table:table-row>
        <table:table-row>
          <table:table-cell table:style-name="Table2.A1" office:value-type="string">
            <text:p text:style-name="P235">-</text:p>
          </table:table-cell>
          <table:table-cell table:style-name="Table2.A1" office:value-type="string">
            <text:p text:style-name="P236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33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35">-</text:p>
          </table:table-cell>
          <table:table-cell table:style-name="Table2.A1" office:value-type="string">
            <text:p text:style-name="P233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237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37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8"><text:soft-page-break/><text:span text:style-name="T1">§ </text:span><text:span text:style-name="T4">2</text:span></text:p>
      <text:p text:style-name="P41"/>
      <text:p text:style-name="P42">Задача 1.</text:p>
      <text:p text:style-name="P42"/>
      <text:p text:style-name="P81">a = b + c</text:p>
      <text:p text:style-name="P81"/>
      <text:p text:style-name="P42">Задача <text:span text:style-name="T8">2</text:span>.</text:p>
      <text:p text:style-name="P42"/>
      <text:p text:style-name="P81">S = k * n</text:p>
      <text:p text:style-name="P81"/>
      <text:p text:style-name="P42">Задача <text:span text:style-name="T8">3</text:span>.</text:p>
      <text:p text:style-name="P42"/>
      <text:p text:style-name="P81"><text:span text:style-name="T10">a</text:span> = b <text:span text:style-name="T10">+ c</text:span></text:p>
      <text:p text:style-name="P81"/>
      <text:p text:style-name="P81"><text:s/><text:span text:style-name="T9">Задача </text:span>4<text:span text:style-name="T9">.</text:span></text:p>
      <text:p text:style-name="P81"/>
      <text:p text:style-name="P81">S = v * t</text:p>
      <text:p text:style-name="P81"/>
      <text:p text:style-name="P81"><text:s/><text:span text:style-name="T9">Задача </text:span>5<text:span text:style-name="T9">.</text:span></text:p>
      <text:p text:style-name="P81"/>
      <text:p text:style-name="P81">p = m * n</text:p>
      <text:p text:style-name="P81"/>
      <text:p text:style-name="P3"/>
      <text:p text:style-name="P3">§ <text:span text:style-name="T11">3</text:span></text:p>
      <text:p text:style-name="P3"/>
      <text:p text:style-name="P43">Задача 1.</text:p>
      <text:p text:style-name="P43"/>
      <text:p text:style-name="P82">S = a * (a — b)</text:p>
      <text:p text:style-name="P82"/>
      <text:p text:style-name="P43">Задача <text:span text:style-name="T11">2</text:span>.</text:p>
      <text:p text:style-name="P43"/>
      <text:p text:style-name="P83">A = a * m + (a — b) * n</text:p>
      <text:p text:style-name="P82"/>
      <text:p text:style-name="P43">Задача <text:span text:style-name="T11">3</text:span>.</text:p>
      <text:p text:style-name="P43"/>
      <text:p text:style-name="P84">n = (m — a) + (m — b)</text:p>
      <text:p text:style-name="P84"/>
      <text:p text:style-name="P84"/>
      <text:p text:style-name="P4">§ <text:span text:style-name="T12">4</text:span></text:p>
      <text:p text:style-name="P84"/>
      <text:p text:style-name="P44">Задача 1.</text:p>
      <text:p text:style-name="P44"/>
      <text:p text:style-name="P92">b = 50a</text:p>
      <text:p text:style-name="P85"/>
      <text:p text:style-name="P44">Задача <text:span text:style-name="T12">2</text:span>.</text:p>
      <text:p text:style-name="P44"/>
      <text:p text:style-name="P92">p = 4a</text:p>
      <text:p text:style-name="P44"/>
      <text:p text:style-name="P44">Задача <text:span text:style-name="T12">3</text:span>.</text:p>
      <text:p text:style-name="P44"/>
      <text:p text:style-name="P85">p = 2a + 2b</text:p>
      <text:p text:style-name="P85"/>
      <text:p text:style-name="P44"><text:soft-page-break/>Задача <text:span text:style-name="T12">4</text:span>.</text:p>
      <text:p text:style-name="P44"/>
      <text:p text:style-name="P86"><text:span text:style-name="T15">c = 5</text:span>a <text:span text:style-name="T11">—</text:span> <text:span text:style-name="T15">b</text:span></text:p>
      <text:p text:style-name="P44"/>
      <text:p text:style-name="P45">Задача <text:span text:style-name="T13">5</text:span>.</text:p>
      <text:p text:style-name="P45"/>
      <text:p text:style-name="P87">a = <text:span text:style-name="T15">b + 2b</text:span></text:p>
      <text:p text:style-name="P87"/>
      <text:p text:style-name="P45">Задача <text:span text:style-name="T13">6</text:span>.</text:p>
      <text:p text:style-name="P45"/>
      <text:p text:style-name="P87">A = <text:span text:style-name="T15">a + 2a + 4a</text:span></text:p>
      <text:p text:style-name="P87"/>
      <text:p text:style-name="P45">Задача <text:span text:style-name="T13">7</text:span>.</text:p>
      <text:p text:style-name="P45"/>
      <text:p text:style-name="P94"><text:span text:style-name="T16">p </text:span>= <text:span text:style-name="T16">m — (</text:span>2m <text:span text:style-name="T11">—</text:span> n<text:span text:style-name="T16">)</text:span></text:p>
      <text:p text:style-name="P93"/>
      <text:p text:style-name="P46">Задача <text:span text:style-name="T14">8</text:span>.</text:p>
      <text:p text:style-name="P46"/>
      <text:p text:style-name="P89">p = <text:span text:style-name="T16">2</text:span>a <text:span text:style-name="T16">+ (a — b)</text:span></text:p>
      <text:p text:style-name="P88"/>
      <text:p text:style-name="P46">Задача <text:span text:style-name="T14">9</text:span>.</text:p>
      <text:p text:style-name="P46"/>
      <text:p text:style-name="P95">A =<draw:frame draw:style-name="fr1" draw:name="Object17" text:anchor-type="as-char" svg:y="-0.619cm" svg:width="0.497cm" svg:height="0.998cm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8"/>
      <text:p text:style-name="P46">Задача <text:span text:style-name="T14">10</text:span>.</text:p>
      <text:p text:style-name="P46"/>
      <text:p text:style-name="P88">N = 10a + b</text:p>
      <text:p text:style-name="P88"/>
      <text:p text:style-name="P46">Задача <text:span text:style-name="T14">11</text:span>.</text:p>
      <text:p text:style-name="P46"/>
      <text:p text:style-name="P88">n = 100a + 10b + c</text:p>
      <text:p text:style-name="P88"/>
      <text:p text:style-name="P46">Задача <text:span text:style-name="T14">12</text:span>.</text:p>
      <text:p text:style-name="P46"/>
      <text:p text:style-name="P91">a <text:span text:style-name="T16">+ b </text:span>= <text:span text:style-name="T16">2a — b</text:span></text:p>
      <text:p text:style-name="P90"/>
      <text:p text:style-name="P47">Задача <text:span text:style-name="T14">13</text:span>.</text:p>
      <text:p text:style-name="P47"/>
      <text:p text:style-name="P97">a <text:span text:style-name="T11">—</text:span> c = 2(b <text:span text:style-name="T11">—</text:span> 3c)</text:p>
      <text:p text:style-name="P96"/>
      <text:p text:style-name="P96"/>
      <text:p text:style-name="P5">§ <text:span text:style-name="T17">5</text:span></text:p>
      <text:p text:style-name="P5"/>
      <text:p text:style-name="P48">Задача 1.</text:p>
      <text:p text:style-name="P48"/>
      <text:p text:style-name="P98">4 * 4 = 2 * 2 * 2 * 2 = 16</text:p>
      <text:p text:style-name="P98"/>
      <text:p text:style-name="P48">Задача <text:span text:style-name="T18">2</text:span>.</text:p>
      <text:p text:style-name="P48"/>
      <text:p text:style-name="P48"><draw:frame draw:style-name="fr1" draw:name="Object18" text:anchor-type="as-char" svg:y="-0.437cm" svg:width="1.178cm" svg:height="0.527cm" draw:z-index="52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53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8"/>
      <text:p text:style-name="P49"><text:soft-page-break/>Задача <text:span text:style-name="T20">3</text:span>.</text:p>
      <text:p text:style-name="P49"/>
      <text:p text:style-name="P49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49"/>
      <text:p text:style-name="P50">Задача <text:span text:style-name="T21">4</text:span>.</text:p>
      <text:p text:style-name="P50"/>
      <text:p text:style-name="P99">a = 0;<draw:frame draw:style-name="fr1" draw:name="Object29" text:anchor-type="as-char" svg:y="-0.437cm" svg:width="0.556cm" svg:height="0.527cm" draw:z-index="58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9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99"/>
      <text:p text:style-name="P51">Задача <text:span text:style-name="T22">5</text:span>.</text:p>
      <text:p text:style-name="P51"/>
      <text:p text:style-name="P100">Несправедливо.</text:p>
      <text:p text:style-name="P100"/>
      <text:p text:style-name="P51">Задача <text:span text:style-name="T22">6</text:span>.</text:p>
      <text:p text:style-name="P51"/>
      <text:p text:style-name="P51"><draw:frame draw:style-name="fr1" draw:name="Object31" text:anchor-type="as-char" svg:y="-0.681cm" svg:width="2.87cm" svg:height="1.148cm" draw:z-index="60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6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51"/>
      <text:p text:style-name="P51">Задача <text:span text:style-name="T22">7</text:span>.</text:p>
      <text:p text:style-name="P51"/>
      <text:p text:style-name="P51"><text:span text:style-name="T24">a = 25;</text:span><draw:frame draw:style-name="fr1" draw:name="Object34" text:anchor-type="as-char" svg:y="-0.437cm" svg:width="0.758cm" svg:height="0.527cm" draw:z-index="6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51"/>
      <text:p text:style-name="P51">Задача <text:span text:style-name="T22">8</text:span>.</text:p>
      <text:p text:style-name="P5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9">a</text:p>
          </table:table-cell>
          <table:table-cell table:style-name="Table3.B1" office:value-type="string">
            <text:p text:style-name="P230"><draw:frame draw:style-name="fr1" draw:name="Object35" text:anchor-type="as-char" svg:y="-0.437cm" svg:width="2.117cm" svg:height="0.527cm" draw:z-index="6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39">1</text:p>
          </table:table-cell>
          <table:table-cell table:style-name="Table3.B2" office:value-type="string">
            <text:p text:style-name="P240">8</text:p>
          </table:table-cell>
        </table:table-row>
        <table:table-row>
          <table:table-cell table:style-name="Table3.A2" office:value-type="string">
            <text:p text:style-name="P239">2</text:p>
          </table:table-cell>
          <table:table-cell table:style-name="Table3.B2" office:value-type="string">
            <text:p text:style-name="P240">5</text:p>
          </table:table-cell>
        </table:table-row>
        <table:table-row>
          <table:table-cell table:style-name="Table3.A2" office:value-type="string">
            <text:p text:style-name="P239">3</text:p>
          </table:table-cell>
          <table:table-cell table:style-name="Table3.B2" office:value-type="string">
            <text:p text:style-name="P240">4</text:p>
          </table:table-cell>
        </table:table-row>
        <table:table-row>
          <table:table-cell table:style-name="Table3.A2" office:value-type="string">
            <text:p text:style-name="P239">4</text:p>
          </table:table-cell>
          <table:table-cell table:style-name="Table3.B2" office:value-type="string">
            <text:p text:style-name="P240">5</text:p>
          </table:table-cell>
        </table:table-row>
        <table:table-row>
          <table:table-cell table:style-name="Table3.A2" office:value-type="string">
            <text:p text:style-name="P239">5</text:p>
          </table:table-cell>
          <table:table-cell table:style-name="Table3.B2" office:value-type="string">
            <text:p text:style-name="P240">8</text:p>
          </table:table-cell>
        </table:table-row>
      </table:table>
      <text:p text:style-name="P149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41">a</text:p>
          </table:table-cell>
          <table:table-cell table:style-name="Table4.A1" office:value-type="string">
            <text:p text:style-name="P242"><draw:frame draw:style-name="fr1" draw:name="Object36" text:anchor-type="as-char" svg:y="-0.437cm" svg:width="0.554cm" svg:height="0.527cm" draw:z-index="6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242"><draw:frame draw:style-name="fr1" draw:name="Object37" text:anchor-type="as-char" svg:y="-0.437cm" svg:width="0.556cm" svg:height="0.527cm" draw:z-index="6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41">1</text:p>
          </table:table-cell>
          <table:table-cell table:style-name="Table4.A2" office:value-type="string">
            <text:p text:style-name="P241">1</text:p>
          </table:table-cell>
          <table:table-cell table:style-name="Table4.C2" office:value-type="string">
            <text:p text:style-name="P241">1</text:p>
          </table:table-cell>
        </table:table-row>
        <table:table-row>
          <table:table-cell table:style-name="Table4.A2" office:value-type="string">
            <text:p text:style-name="P241">2</text:p>
          </table:table-cell>
          <table:table-cell table:style-name="Table4.A2" office:value-type="string">
            <text:p text:style-name="P241">4</text:p>
          </table:table-cell>
          <table:table-cell table:style-name="Table4.C2" office:value-type="string">
            <text:p text:style-name="P241">8</text:p>
          </table:table-cell>
        </table:table-row>
        <table:table-row>
          <table:table-cell table:style-name="Table4.A2" office:value-type="string">
            <text:p text:style-name="P241">3</text:p>
          </table:table-cell>
          <table:table-cell table:style-name="Table4.A2" office:value-type="string">
            <text:p text:style-name="P241">9</text:p>
          </table:table-cell>
          <table:table-cell table:style-name="Table4.C2" office:value-type="string">
            <text:p text:style-name="P241">27</text:p>
          </table:table-cell>
        </table:table-row>
        <table:table-row>
          <table:table-cell table:style-name="Table4.A2" office:value-type="string">
            <text:p text:style-name="P241">4</text:p>
          </table:table-cell>
          <table:table-cell table:style-name="Table4.A2" office:value-type="string">
            <text:p text:style-name="P241">16</text:p>
          </table:table-cell>
          <table:table-cell table:style-name="Table4.C2" office:value-type="string">
            <text:p text:style-name="P241">64</text:p>
          </table:table-cell>
        </table:table-row>
        <table:table-row>
          <table:table-cell table:style-name="Table4.A2" office:value-type="string">
            <text:p text:style-name="P241">5</text:p>
          </table:table-cell>
          <table:table-cell table:style-name="Table4.A2" office:value-type="string">
            <text:p text:style-name="P241">25</text:p>
          </table:table-cell>
          <table:table-cell table:style-name="Table4.C2" office:value-type="string">
            <text:p text:style-name="P241">125</text:p>
          </table:table-cell>
        </table:table-row>
        <table:table-row>
          <table:table-cell table:style-name="Table4.A2" office:value-type="string">
            <text:p text:style-name="P241">6</text:p>
          </table:table-cell>
          <table:table-cell table:style-name="Table4.A2" office:value-type="string">
            <text:p text:style-name="P241">36</text:p>
          </table:table-cell>
          <table:table-cell table:style-name="Table4.C2" office:value-type="string">
            <text:p text:style-name="P241">216</text:p>
          </table:table-cell>
        </table:table-row>
        <table:table-row>
          <table:table-cell table:style-name="Table4.A2" office:value-type="string">
            <text:p text:style-name="P241">7</text:p>
          </table:table-cell>
          <table:table-cell table:style-name="Table4.A2" office:value-type="string">
            <text:p text:style-name="P241">49</text:p>
          </table:table-cell>
          <table:table-cell table:style-name="Table4.C2" office:value-type="string">
            <text:p text:style-name="P241">343</text:p>
          </table:table-cell>
        </table:table-row>
        <table:table-row>
          <table:table-cell table:style-name="Table4.A2" office:value-type="string">
            <text:p text:style-name="P241">8</text:p>
          </table:table-cell>
          <table:table-cell table:style-name="Table4.A2" office:value-type="string">
            <text:p text:style-name="P241">64</text:p>
          </table:table-cell>
          <table:table-cell table:style-name="Table4.C2" office:value-type="string">
            <text:p text:style-name="P241">512</text:p>
          </table:table-cell>
        </table:table-row>
        <table:table-row>
          <table:table-cell table:style-name="Table4.A2" office:value-type="string">
            <text:p text:style-name="P241">9</text:p>
          </table:table-cell>
          <table:table-cell table:style-name="Table4.A2" office:value-type="string">
            <text:p text:style-name="P241">81</text:p>
          </table:table-cell>
          <table:table-cell table:style-name="Table4.C2" office:value-type="string">
            <text:p text:style-name="P241">729</text:p>
          </table:table-cell>
        </table:table-row>
        <table:table-row>
          <table:table-cell table:style-name="Table4.A2" office:value-type="string">
            <text:p text:style-name="P241">10</text:p>
          </table:table-cell>
          <table:table-cell table:style-name="Table4.A2" office:value-type="string">
            <text:p text:style-name="P241">100</text:p>
          </table:table-cell>
          <table:table-cell table:style-name="Table4.C2" office:value-type="string">
            <text:p text:style-name="P241">1000</text:p>
          </table:table-cell>
        </table:table-row>
      </table:table>
      <text:p text:style-name="P149"/>
      <text:p text:style-name="P52"/>
      <text:p text:style-name="P52"/>
      <text:p text:style-name="P52"/>
      <text:p text:style-name="P52"><text:soft-page-break/>Задача <text:span text:style-name="T23">9</text:span>.</text:p>
      <text:p text:style-name="P101"/>
      <text:p text:style-name="P52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52"/>
      <text:p text:style-name="P52">Задача <text:span text:style-name="T23">10</text:span>.</text:p>
      <text:p text:style-name="P52"/>
      <text:p text:style-name="P101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1"/>
      <text:p text:style-name="P52">Задача <text:span text:style-name="T23">11</text:span>.</text:p>
      <text:p text:style-name="P52"/>
      <text:p text:style-name="P102">v = <draw:frame draw:style-name="fr1" draw:name="Object43" text:anchor-type="as-char" svg:y="-0.437cm" svg:width="0.556cm" svg:height="0.527cm" draw:z-index="6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2"/>
      <text:p text:style-name="P53">Задача <text:span text:style-name="T23">12</text:span>.</text:p>
      <text:p text:style-name="P53"/>
      <text:p text:style-name="P103"><draw:frame draw:style-name="fr1" draw:name="Object44" text:anchor-type="as-char" svg:y="-0.437cm" svg:width="0.554cm" svg:height="0.527cm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101"/>
      <text:p text:style-name="P101"/>
      <text:p text:style-name="P101"/>
      <text:p text:style-name="P6">§ <text:span text:style-name="T25">6</text:span></text:p>
      <text:p text:style-name="P6"/>
      <text:p text:style-name="P54">Задача <text:span text:style-name="T23">1</text:span>.</text:p>
      <text:p text:style-name="P54"/>
      <text:p text:style-name="P54"><draw:frame draw:style-name="fr1" draw:name="Object23" text:anchor-type="as-char" svg:y="-0.681cm" svg:width="1.205cm" svg:height="1.058cm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54"/>
      <text:p text:style-name="P54"><draw:frame draw:style-name="fr1" draw:name="Object41" text:anchor-type="as-char" svg:y="-0.619cm" svg:width="5.472cm" svg:height="0.998cm" draw:z-index="7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54"/>
      <text:p text:style-name="P55">Задача <text:span text:style-name="T26">2</text:span>.</text:p>
      <text:p text:style-name="P55"/>
      <text:p text:style-name="P104">Доказательство: 29 * 13 + 29 * 18 = 29 (13 + 18) = 29 * 31</text:p>
      <text:p text:style-name="P104"/>
      <text:p text:style-name="P104"/>
      <text:p text:style-name="P7">§ <text:span text:style-name="T28">7</text:span></text:p>
      <text:p text:style-name="P7"/>
      <text:p text:style-name="P56">Задача <text:span text:style-name="T23">1</text:span>.</text:p>
      <text:p text:style-name="P105"/>
      <text:p text:style-name="P105">Нет. Обратное число существует для любого, кроме нуля.</text:p>
      <text:p text:style-name="P105"/>
      <text:p text:style-name="P105"/>
      <text:p text:style-name="P8">§ <text:span text:style-name="T29">9</text:span></text:p>
      <text:p text:style-name="P106"/>
      <text:p text:style-name="P57">Задача <text:span text:style-name="T23">1</text:span>.</text:p>
      <text:p text:style-name="P57"/>
      <text:p text:style-name="P107"><text:span text:style-name="T30">R = (</text:span>a * m) + <text:span text:style-name="T30">((A</text:span> — a) * n)</text:p>
      <text:p text:style-name="P107"/>
      <text:p text:style-name="P107">125 = (15 * 3) + ((<text:span text:style-name="T30">3</text:span>5 — 15)) * n)</text:p>
      <text:p text:style-name="P108">125 = 45 + 20 * n</text:p>
      <text:p text:style-name="P108">125 — 45 = 20n</text:p>
      <text:p text:style-name="P108">80 = 20 n</text:p>
      <text:p text:style-name="P108">n = 80 / 20</text:p>
      <text:p text:style-name="P108">n = 4 </text:p>
      <text:p text:style-name="P58"><text:soft-page-break/>Задача <text:span text:style-name="T30">2</text:span>.</text:p>
      <text:p text:style-name="P58"/>
      <text:p text:style-name="P111">v = V — S / t;</text:p>
      <text:p text:style-name="P110">V = S / t + v; </text:p>
      <text:p text:style-name="P109">S = (V — v) * t; </text:p>
      <text:p text:style-name="P109">t = S / (V — v).</text:p>
      <text:p text:style-name="P5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243">S</text:p>
          </table:table-cell>
          <table:table-cell table:style-name="Table5.A1" office:value-type="string">
            <text:p text:style-name="P243">V</text:p>
          </table:table-cell>
          <table:table-cell table:style-name="Table5.A1" office:value-type="string">
            <text:p text:style-name="P243">v</text:p>
          </table:table-cell>
          <table:table-cell table:style-name="Table5.D1" office:value-type="string">
            <text:p text:style-name="P243">t</text:p>
          </table:table-cell>
        </table:table-row>
        <table:table-row>
          <table:table-cell table:style-name="Table5.A2" office:value-type="string">
            <text:p text:style-name="P243">40</text:p>
          </table:table-cell>
          <table:table-cell table:style-name="Table5.A2" office:value-type="string">
            <text:p text:style-name="P243">12</text:p>
          </table:table-cell>
          <table:table-cell table:style-name="Table5.A2" office:value-type="string">
            <text:p text:style-name="P245">2</text:p>
          </table:table-cell>
          <table:table-cell table:style-name="Table5.D2" office:value-type="string">
            <text:p text:style-name="P243">4</text:p>
          </table:table-cell>
        </table:table-row>
        <table:table-row>
          <table:table-cell table:style-name="Table5.A2" office:value-type="string">
            <text:p text:style-name="P243">20</text:p>
          </table:table-cell>
          <table:table-cell table:style-name="Table5.A2" office:value-type="string">
            <text:p text:style-name="P244">13</text:p>
          </table:table-cell>
          <table:table-cell table:style-name="Table5.A2" office:value-type="string">
            <text:p text:style-name="P243">3</text:p>
          </table:table-cell>
          <table:table-cell table:style-name="Table5.D2" office:value-type="string">
            <text:p text:style-name="P243">2</text:p>
          </table:table-cell>
        </table:table-row>
        <table:table-row>
          <table:table-cell table:style-name="Table5.A2" office:value-type="string">
            <text:p text:style-name="P244">36</text:p>
          </table:table-cell>
          <table:table-cell table:style-name="Table5.A2" office:value-type="string">
            <text:p text:style-name="P243">15</text:p>
          </table:table-cell>
          <table:table-cell table:style-name="Table5.A2" office:value-type="string">
            <text:p text:style-name="P243">3</text:p>
          </table:table-cell>
          <table:table-cell table:style-name="Table5.D2" office:value-type="string">
            <text:p text:style-name="P243">3</text:p>
          </table:table-cell>
        </table:table-row>
        <table:table-row>
          <table:table-cell table:style-name="Table5.A2" office:value-type="string">
            <text:p text:style-name="P243">98</text:p>
          </table:table-cell>
          <table:table-cell table:style-name="Table5.A2" office:value-type="string">
            <text:p text:style-name="P243">12,5</text:p>
          </table:table-cell>
          <table:table-cell table:style-name="Table5.A2" office:value-type="string">
            <text:p text:style-name="P243">2,7</text:p>
          </table:table-cell>
          <table:table-cell table:style-name="Table5.D2" office:value-type="string">
            <text:p text:style-name="P244">10</text:p>
          </table:table-cell>
        </table:table-row>
      </table:table>
      <text:p text:style-name="P58"/>
      <text:p text:style-name="P60">Задача <text:span text:style-name="T31">3</text:span>.</text:p>
      <text:p text:style-name="P60"/>
      <text:p text:style-name="P111">(a — 3) * b = (a * c) + d</text:p>
      <text:p text:style-name="P111"/>
      <text:p text:style-name="P111">(40 — 3) * 10 = (40 * 9) + d</text:p>
      <text:p text:style-name="P111">370 = 360 + d</text:p>
      <text:p text:style-name="P111">370 — 360 = d</text:p>
      <text:p text:style-name="P111">d = 10</text:p>
      <text:p text:style-name="P111"/>
      <text:p text:style-name="P60">Задача <text:span text:style-name="T31">4</text:span>.</text:p>
      <text:p text:style-name="P60"/>
      <text:p text:style-name="P114">(a — d) + b = (a + b) / 3</text:p>
      <text:p text:style-name="P114"/>
      <text:p text:style-name="P114">(40 — d) + 5 = (40 + 5) / 3</text:p>
      <text:p text:style-name="P114">(40 — d) + 5 = 15</text:p>
      <text:p text:style-name="P114">40 — d = 10</text:p>
      <text:p text:style-name="P114">d = 30</text:p>
      <text:p text:style-name="P112"/>
      <text:p text:style-name="P61">Задача <text:span text:style-name="T32">5</text:span>.</text:p>
      <text:p text:style-name="P61"/>
      <text:p text:style-name="P113">a + c = a * 2 — d</text:p>
      <text:p text:style-name="P113"/>
      <text:p text:style-name="P113">15 + 5 = 15 * 2 — d</text:p>
      <text:p text:style-name="P113">20 = 30 — d</text:p>
      <text:p text:style-name="P113">d = 30 — 20</text:p>
      <text:p text:style-name="P113">d = 10 <text:s text:c="2"/></text:p>
      <text:p text:style-name="P113"/>
      <text:p text:style-name="P113"><text:s/></text:p>
      <text:p text:style-name="P9">§ <text:span text:style-name="T33">11</text:span></text:p>
      <text:p text:style-name="P9"/>
      <text:p text:style-name="P62">Задача <text:span text:style-name="T33">1</text:span>.</text:p>
      <text:p text:style-name="P62"/>
      <text:p text:style-name="P115"><draw:frame draw:style-name="fr1" draw:name="Object48" text:anchor-type="as-char" svg:y="-0.377cm" svg:width="1.012cm" svg:height="0.531cm" draw:z-index="78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15"><draw:frame draw:style-name="fr1" draw:name="Object50" text:anchor-type="as-char" svg:y="-0.377cm" svg:width="1.884cm" svg:height="0.531cm" draw:z-index="81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15"><draw:frame draw:style-name="fr1" draw:name="Object54" text:anchor-type="as-char" svg:y="-0.683cm" svg:width="1.097cm" svg:height="1.062cm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8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15"><text:soft-page-break/><draw:frame draw:style-name="fr1" draw:name="Object55" text:anchor-type="as-char" svg:y="-0.619cm" svg:width="1.134cm" svg:height="0.998cm" draw:z-index="8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16">h = <draw:frame draw:style-name="fr1" draw:name="Object56" text:anchor-type="as-char" svg:y="-0.619cm" svg:width="1.134cm" svg:height="0.998cm" draw:z-index="86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87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88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89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90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91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16"/>
      <text:p text:style-name="P63">Задача <text:span text:style-name="T36">2</text:span>.</text:p>
      <text:p text:style-name="P63"/>
      <text:p text:style-name="P63"><draw:frame draw:style-name="fr1" draw:name="Object62" text:anchor-type="as-char" svg:y="-0.437cm" svg:width="2.572cm" svg:height="0.591cm" draw:z-index="92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63"><draw:frame draw:style-name="fr1" draw:name="Object63" text:anchor-type="as-char" svg:y="-0.386cm" svg:width="4.59cm" svg:height="0.542cm" draw:z-index="93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63"><draw:frame draw:style-name="fr1" draw:name="Object64" text:anchor-type="as-char" svg:y="-0.377cm" svg:width="3.679cm" svg:height="0.531cm" draw:z-index="9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7"/>
      <text:p text:style-name="P117">150 — 25 = 60 + 22с</text:p>
      <text:p text:style-name="P117">125 = 60 + 22с</text:p>
      <text:p text:style-name="P117">125 — 60 = 22с</text:p>
      <text:p text:style-name="P117">65 = 22с</text:p>
      <text:p text:style-name="P117"><draw:frame draw:style-name="fr1" draw:name="Object65" text:anchor-type="as-char" svg:y="-0.619cm" svg:width="0.714cm" svg:height="0.998cm" draw:z-index="95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7">с =<draw:frame draw:style-name="fr1" draw:name="Object66" text:anchor-type="as-char" svg:y="-0.619cm" svg:width="0.963cm" svg:height="0.998cm" draw:z-index="96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7"/>
      <text:p text:style-name="P64">Задача <text:span text:style-name="T38">3</text:span>.</text:p>
      <text:p text:style-name="P64"/>
      <text:p text:style-name="P118">1) s = a + (a — b) + n;<text:span text:style-name="T39"> проверка:</text:span> 50 = 20 + (20 — 5) + 15 <text:span text:style-name="T39">=&gt; 50 = 50</text:span> </text:p>
      <text:p text:style-name="P118">2) b = a — s + a + n =&gt; b = 20 — 50 + 20 + 15 = 5</text:p>
      <text:p text:style-name="P119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8"/>
      <text:p text:style-name="P65">Задача <text:span text:style-name="T39">4</text:span>.</text:p>
      <text:p text:style-name="P65"/>
      <text:p text:style-name="P121">1) (a * b) + c = d * (a + 8); проверка:<text:span text:style-name="T38"> (20 * 25) + 536 = 37 * (20 + 8) =&gt; 1036 = 1036</text:span></text:p>
      <text:p text:style-name="P120">2) c = d * (a + 8) - (a * b) = 37 * (20 + 8) — (20 * 25) = 536</text:p>
      <text:p text:style-name="P123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22"/>
      <text:p text:style-name="P66">Задача <text:span text:style-name="T40">5</text:span>.</text:p>
      <text:p text:style-name="P66"/>
      <text:p text:style-name="P124">1) a — c = (b — d) * m</text:p>
      <text:p text:style-name="P125"/>
      <text:p text:style-name="P124">2)</text:p>
      <text:p text:style-name="P124"/>
      <text:p text:style-name="P125"><text:s text:c="4"/><text:span text:style-name="T41">m = </text:span>a — c / <text:span text:style-name="T41">b — d</text:span></text:p>
      <text:p text:style-name="P125"><text:s text:c="4"/><text:span text:style-name="T41">b = (a — c + dm) / m</text:span></text:p>
      <text:p text:style-name="P125"><text:s text:c="4"/><text:span text:style-name="T41">a = </text:span>(b — d) * m <text:span text:style-name="T41">+ c</text:span></text:p>
      <text:p text:style-name="P125"><text:s text:c="4"/><text:span text:style-name="T42">d = (bm — (a — c)) / m</text:span></text:p>
      <text:p text:style-name="P125"><text:s text:c="4"/><text:span text:style-name="T41">c = a </text:span>—<text:span text:style-name="T41"> </text:span>(b — d) * m</text:p>
      <text:p text:style-name="P125"/>
      <text:p text:style-name="P125"/>
      <text:p text:style-name="P125"/>
      <text:p text:style-name="P125"/>
      <text:p text:style-name="P1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242"/>
          </table:table-cell>
          <table:table-cell table:style-name="Table6.B1" office:value-type="string">
            <text:p text:style-name="P246">c</text:p>
          </table:table-cell>
          <table:table-cell table:style-name="Table6.B1" office:value-type="string">
            <text:p text:style-name="P246">d</text:p>
          </table:table-cell>
          <table:table-cell table:style-name="Table6.B1" office:value-type="string">
            <text:p text:style-name="P246">a</text:p>
          </table:table-cell>
          <table:table-cell table:style-name="Table6.B1" office:value-type="string">
            <text:p text:style-name="P246">b</text:p>
          </table:table-cell>
          <table:table-cell table:style-name="Table6.B1" office:value-type="string">
            <text:p text:style-name="P246">m</text:p>
          </table:table-cell>
        </table:table-row>
        <table:table-row>
          <table:table-cell table:style-name="Table6.A2" office:value-type="string">
            <text:p text:style-name="P246">1</text:p>
          </table:table-cell>
          <table:table-cell table:style-name="Table6.B2" office:value-type="string">
            <text:p text:style-name="P246">250</text:p>
          </table:table-cell>
          <table:table-cell table:style-name="Table6.B2" office:value-type="string">
            <text:p text:style-name="P246">50</text:p>
          </table:table-cell>
          <table:table-cell table:style-name="Table6.B2" office:value-type="string">
            <text:p text:style-name="P246">1000</text:p>
          </table:table-cell>
          <table:table-cell table:style-name="Table6.B2" office:value-type="string">
            <text:p text:style-name="P246">300</text:p>
          </table:table-cell>
          <table:table-cell table:style-name="Table6.F2" office:value-type="string">
            <text:p text:style-name="P247">3</text:p>
          </table:table-cell>
        </table:table-row>
        <table:table-row>
          <table:table-cell table:style-name="Table6.A2" office:value-type="string">
            <text:p text:style-name="P246">2</text:p>
          </table:table-cell>
          <table:table-cell table:style-name="Table6.B2" office:value-type="string">
            <text:p text:style-name="P246">100</text:p>
          </table:table-cell>
          <table:table-cell table:style-name="Table6.B2" office:value-type="string">
            <text:p text:style-name="P246">600</text:p>
          </table:table-cell>
          <table:table-cell table:style-name="Table6.B2" office:value-type="string">
            <text:p text:style-name="P246">900</text:p>
          </table:table-cell>
          <table:table-cell table:style-name="Table6.B2" office:value-type="string">
            <text:p text:style-name="P248">800</text:p>
          </table:table-cell>
          <table:table-cell table:style-name="Table6.F2" office:value-type="string">
            <text:p text:style-name="P246">4</text:p>
          </table:table-cell>
        </table:table-row>
        <table:table-row>
          <table:table-cell table:style-name="Table6.A2" office:value-type="string">
            <text:p text:style-name="P246">3</text:p>
          </table:table-cell>
          <table:table-cell table:style-name="Table6.B2" office:value-type="string">
            <text:p text:style-name="P246">200</text:p>
          </table:table-cell>
          <table:table-cell table:style-name="Table6.B2" office:value-type="string">
            <text:p text:style-name="P246">300</text:p>
          </table:table-cell>
          <table:table-cell table:style-name="Table6.B2" office:value-type="string">
            <text:p text:style-name="P247">1200</text:p>
          </table:table-cell>
          <table:table-cell table:style-name="Table6.B2" office:value-type="string">
            <text:p text:style-name="P246">800</text:p>
          </table:table-cell>
          <table:table-cell table:style-name="Table6.F2" office:value-type="string">
            <text:p text:style-name="P246">2</text:p>
          </table:table-cell>
        </table:table-row>
        <table:table-row>
          <table:table-cell table:style-name="Table6.A2" office:value-type="string">
            <text:p text:style-name="P246">4</text:p>
          </table:table-cell>
          <table:table-cell table:style-name="Table6.B2" office:value-type="string">
            <text:p text:style-name="P246">500</text:p>
          </table:table-cell>
          <table:table-cell table:style-name="Table6.B2" office:value-type="string">
            <text:p text:style-name="P248">600</text:p>
          </table:table-cell>
          <table:table-cell table:style-name="Table6.B2" office:value-type="string">
            <text:p text:style-name="P246">2000</text:p>
          </table:table-cell>
          <table:table-cell table:style-name="Table6.B2" office:value-type="string">
            <text:p text:style-name="P246">900</text:p>
          </table:table-cell>
          <table:table-cell table:style-name="Table6.F2" office:value-type="string">
            <text:p text:style-name="P246">5</text:p>
          </table:table-cell>
        </table:table-row>
        <table:table-row>
          <table:table-cell table:style-name="Table6.A2" office:value-type="string">
            <text:p text:style-name="P246">5</text:p>
          </table:table-cell>
          <table:table-cell table:style-name="Table6.B2" office:value-type="string">
            <text:p text:style-name="P247">1000</text:p>
          </table:table-cell>
          <table:table-cell table:style-name="Table6.B2" office:value-type="string">
            <text:p text:style-name="P246">300</text:p>
          </table:table-cell>
          <table:table-cell table:style-name="Table6.B2" office:value-type="string">
            <text:p text:style-name="P246">2500</text:p>
          </table:table-cell>
          <table:table-cell table:style-name="Table6.B2" office:value-type="string">
            <text:p text:style-name="P246">800</text:p>
          </table:table-cell>
          <table:table-cell table:style-name="Table6.F2" office:value-type="string">
            <text:p text:style-name="P246">3</text:p>
          </table:table-cell>
        </table:table-row>
      </table:table>
      <text:p text:style-name="P124"/>
      <text:p text:style-name="P126">3)</text:p>
      <text:p text:style-name="P127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7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7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7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7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26"/>
      <text:p text:style-name="P67">Задача <text:span text:style-name="T43">6</text:span>.</text:p>
      <text:p text:style-name="P67"/>
      <text:p text:style-name="P129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30">2)</text:p>
      <text:p text:style-name="P130">a) A = a + (a + 400) + ((a + (a + 400)) / 4) = 100 + (100 + 400) + ((100 + (100 + 400)) / 4) = <text:span text:style-name="T44">750 т</text:span></text:p>
      <text:p text:style-name="P131">б) <text:span text:style-name="T45">7200 = 2000 + (2000 + 800) + ((2000 + (2000 + 800))) / d</text:span></text:p>
      <text:p text:style-name="P128"><text:s text:c="4"/><text:span text:style-name="T45">7200 — 2000 — (2000 + 800) = (2000 + (2000 + 800)) / d</text:span></text:p>
      <text:p text:style-name="P128"><text:s text:c="4"/><text:span text:style-name="T45">2400 = (2000 + (2000 + 800)) / d</text:span></text:p>
      <text:p text:style-name="P128"><text:s text:c="4"/><text:span text:style-name="T45">2400d = 4800</text:span></text:p>
      <text:p text:style-name="P128"><text:s text:c="4"/><text:span text:style-name="T45">d = 4800 / 2400 = 2</text:span></text:p>
      <text:p text:style-name="P128"/>
      <text:p text:style-name="P128"/>
      <text:p text:style-name="P10">§ <text:span text:style-name="T33">12</text:span></text:p>
      <text:p text:style-name="P10"/>
      <text:p text:style-name="P68">Задача <text:span text:style-name="T47">1</text:span>.</text:p>
      <text:p text:style-name="P68"/>
      <text:p text:style-name="P132">2x + 1,75 = 2,3</text:p>
      <text:p text:style-name="P132">2x = 2,3 — 1, 75</text:p>
      <text:p text:style-name="P132">2x = 0,55</text:p>
      <text:p text:style-name="P132">x = 0,55 / 2 = 0,275</text:p>
      <text:p text:style-name="P132"/>
      <text:p text:style-name="P68">Задача <text:span text:style-name="T47">2</text:span>.</text:p>
      <text:p text:style-name="P68"/>
      <text:p text:style-name="P132">3x — 3,7 = 0,8</text:p>
      <text:p text:style-name="P132">3x = 0,8 + 3,7</text:p>
      <text:p text:style-name="P132"><text:soft-page-break/>3x = 4,5</text:p>
      <text:p text:style-name="P132">x = 4,5 / 3 = 1,5</text:p>
      <text:p text:style-name="P132"/>
      <text:p text:style-name="P68">Задача <text:span text:style-name="T47">3</text:span>.</text:p>
      <text:p text:style-name="P68"/>
      <text:p text:style-name="P132">x / 2,5 = 1,3</text:p>
      <text:p text:style-name="P132">x = 1,3 * 2,5</text:p>
      <text:p text:style-name="P132">x = 3,25</text:p>
      <text:p text:style-name="P132"/>
      <text:p text:style-name="P68">Задача <text:span text:style-name="T47">4</text:span>.</text:p>
      <text:p text:style-name="P68"/>
      <text:p text:style-name="P132">12,5 / x = 0,5</text:p>
      <text:p text:style-name="P132">12,5 = 0,5x</text:p>
      <text:p text:style-name="P132">x = 12,5 / 0,5 = 25</text:p>
      <text:p text:style-name="P132"/>
      <text:p text:style-name="P68">Задача <text:span text:style-name="T47">5</text:span>.</text:p>
      <text:p text:style-name="P68"/>
      <text:p text:style-name="P133">12*25 + 40x = 5 руб. 80 коп.</text:p>
      <text:p text:style-name="P134">300 + 40x <text:s/>= 580</text:p>
      <text:p text:style-name="P134">40x = 580 — 300</text:p>
      <text:p text:style-name="P134">40x = 280</text:p>
      <text:p text:style-name="P134">x = 280 / 40 = 7</text:p>
      <text:p text:style-name="P134"/>
      <text:p text:style-name="P134"/>
      <text:p text:style-name="P69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70"><text:span text:style-name="T47">1</text:span>.</text:p>
      <text:p text:style-name="P70"/>
      <text:p text:style-name="P135">3;<text:tab/>-3;<text:tab/>-2;</text:p>
      <text:p text:style-name="P135">2;<text:tab/>-2;<text:tab/>-3.</text:p>
      <text:p text:style-name="P135"/>
      <text:p text:style-name="P135">2.</text:p>
      <text:p text:style-name="P135"/>
      <text:p text:style-name="P135">7+(-3) = 7 — 3 = 4;<text:tab/>9+(-5) = 9 — 5 = 4.</text:p>
      <text:p text:style-name="P135"/>
      <text:p text:style-name="P135">3.</text:p>
      <text:p text:style-name="P135"/>
      <text:p text:style-name="P135">2;<text:tab/>0;<text:tab/>-4.</text:p>
      <text:p text:style-name="P135"/>
      <text:p text:style-name="P13">§ <text:span text:style-name="T49">2</text:span></text:p>
      <text:p text:style-name="P13"/>
      <text:p text:style-name="P14">Упражнения</text:p>
      <text:p text:style-name="P14"/>
      <text:p text:style-name="P136">1.</text:p>
      <text:p text:style-name="P136"/>
      <text:p text:style-name="P136">2 — 5 = -3, т. к. 5 — 3 = 2;</text:p>
      <text:p text:style-name="P136">4 — 9 = -5, т. к. 9 — 5 = 4. </text:p>
      <text:p text:style-name="P15"><text:soft-page-break/>§ <text:span text:style-name="T50">3</text:span></text:p>
      <text:p text:style-name="P15"/>
      <text:p text:style-name="P71">Задача <text:span text:style-name="T47">1</text:span>.</text:p>
      <text:p text:style-name="P7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63">Промежуток времени</text:p>
          </table:table-cell>
          <table:table-cell table:style-name="Table7.B1" office:value-type="string">
            <text:p text:style-name="P254">От 0 ч.</text:p>
            <text:p text:style-name="P254">До 2 ч.</text:p>
          </table:table-cell>
          <table:table-cell table:style-name="Table7.B1" office:value-type="string">
            <text:p text:style-name="P254">2 ч.</text:p>
            <text:p text:style-name="P254">4 ч.</text:p>
          </table:table-cell>
          <table:table-cell table:style-name="Table7.B1" office:value-type="string">
            <text:p text:style-name="P254">4 ч.</text:p>
            <text:p text:style-name="P254">6 ч.</text:p>
          </table:table-cell>
          <table:table-cell table:style-name="Table7.B1" office:value-type="string">
            <text:p text:style-name="P254">6 ч.</text:p>
            <text:p text:style-name="P254">8 ч.</text:p>
          </table:table-cell>
          <table:table-cell table:style-name="Table7.B1" office:value-type="string">
            <text:p text:style-name="P254">8 ч.</text:p>
            <text:p text:style-name="P254">10 ч.</text:p>
          </table:table-cell>
          <table:table-cell table:style-name="Table7.B1" office:value-type="string">
            <text:p text:style-name="P254">10 ч.</text:p>
            <text:p text:style-name="P254">12 ч.</text:p>
          </table:table-cell>
          <table:table-cell table:style-name="Table7.B1" office:value-type="string">
            <text:p text:style-name="P254">12 ч.</text:p>
            <text:p text:style-name="P254">14 ч.</text:p>
          </table:table-cell>
          <table:table-cell table:style-name="Table7.B1" office:value-type="string">
            <text:p text:style-name="P254">14 ч.</text:p>
            <text:p text:style-name="P254">16 ч.</text:p>
          </table:table-cell>
          <table:table-cell table:style-name="Table7.B1" office:value-type="string">
            <text:p text:style-name="P254">16 ч.</text:p>
            <text:p text:style-name="P254">18 ч.</text:p>
          </table:table-cell>
          <table:table-cell table:style-name="Table7.B1" office:value-type="string">
            <text:p text:style-name="P254">18 ч.</text:p>
            <text:p text:style-name="P254">20 ч.</text:p>
          </table:table-cell>
          <table:table-cell table:style-name="Table7.B1" office:value-type="string">
            <text:p text:style-name="P254">20 ч.</text:p>
            <text:p text:style-name="P254">22 ч.</text:p>
          </table:table-cell>
          <table:table-cell table:style-name="Table7.B1" office:value-type="string">
            <text:p text:style-name="P255">22 ч.</text:p>
            <text:p text:style-name="P258">24 ч.</text:p>
          </table:table-cell>
        </table:table-row>
        <table:table-row>
          <table:table-cell table:style-name="Table7.A2" office:value-type="string">
            <text:p text:style-name="P260">Приращение температуры <text:span text:style-name="T52">(в ºC)</text:span></text:p>
          </table:table-cell>
          <table:table-cell table:style-name="Table7.B2" office:value-type="string">
            <text:p text:style-name="P260">-<text:span text:style-name="T51">2</text:span></text:p>
          </table:table-cell>
          <table:table-cell table:style-name="Table7.B2" office:value-type="string">
            <text:p text:style-name="P260">-<text:span text:style-name="T51">1</text:span></text:p>
          </table:table-cell>
          <table:table-cell table:style-name="Table7.B2" office:value-type="string">
            <text:p text:style-name="P258">0</text:p>
          </table:table-cell>
          <table:table-cell table:style-name="Table7.B2" office:value-type="string">
            <text:p text:style-name="P258">+2</text:p>
          </table:table-cell>
          <table:table-cell table:style-name="Table7.B2" office:value-type="string">
            <text:p text:style-name="P258">+3</text:p>
          </table:table-cell>
          <table:table-cell table:style-name="Table7.B2" office:value-type="string">
            <text:p text:style-name="P258">+3</text:p>
          </table:table-cell>
          <table:table-cell table:style-name="Table7.B2" office:value-type="string">
            <text:p text:style-name="P258">+2</text:p>
          </table:table-cell>
          <table:table-cell table:style-name="Table7.B2" office:value-type="string">
            <text:p text:style-name="P260">-<text:span text:style-name="T51">1</text:span></text:p>
          </table:table-cell>
          <table:table-cell table:style-name="Table7.B2" office:value-type="string">
            <text:p text:style-name="P260">-<text:span text:style-name="T51">1</text:span></text:p>
          </table:table-cell>
          <table:table-cell table:style-name="Table7.B2" office:value-type="string">
            <text:p text:style-name="P260">-<text:span text:style-name="T51">1</text:span></text:p>
          </table:table-cell>
          <table:table-cell table:style-name="Table7.B2" office:value-type="string">
            <text:p text:style-name="P260">-<text:span text:style-name="T51">2</text:span></text:p>
          </table:table-cell>
          <table:table-cell table:style-name="Table7.A2" office:value-type="string">
            <text:p text:style-name="P260">-<text:span text:style-name="T51">2</text:span></text:p>
          </table:table-cell>
        </table:table-row>
      </table:table>
      <text:p text:style-name="P71"/>
      <text:p text:style-name="P72">Задача <text:span text:style-name="T53">2</text:span>.</text:p>
      <text:p text:style-name="P7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64">Изменение значений стороны квадрата</text:p>
          </table:table-cell>
          <table:table-cell table:style-name="Table8.B1" office:value-type="string">
            <text:p text:style-name="P256">От <text:span text:style-name="T53">0,5</text:span> см.</text:p>
            <text:p text:style-name="P256">До <text:span text:style-name="T53">1</text:span> см.</text:p>
          </table:table-cell>
          <table:table-cell table:style-name="Table8.B1" office:value-type="string">
            <text:p text:style-name="P256"><text:span text:style-name="T53">1</text:span> см.</text:p>
            <text:p text:style-name="P256"><text:span text:style-name="T53">1,5</text:span> см.</text:p>
          </table:table-cell>
          <table:table-cell table:style-name="Table8.B1" office:value-type="string">
            <text:p text:style-name="P256"><text:span text:style-name="T53">1,5</text:span> см.</text:p>
            <text:p text:style-name="P256"><text:span text:style-name="T53">2</text:span> см.</text:p>
          </table:table-cell>
          <table:table-cell table:style-name="Table8.B1" office:value-type="string">
            <text:p text:style-name="P256"><text:span text:style-name="T53">2</text:span> см.</text:p>
            <text:p text:style-name="P256"><text:span text:style-name="T53">2,5</text:span> см.</text:p>
          </table:table-cell>
          <table:table-cell table:style-name="Table8.B1" office:value-type="string">
            <text:p text:style-name="P256"><text:span text:style-name="T53">2,5</text:span> см.</text:p>
            <text:p text:style-name="P256"><text:span text:style-name="T53">3</text:span> см.</text:p>
          </table:table-cell>
          <table:table-cell table:style-name="Table8.B1" office:value-type="string">
            <text:p text:style-name="P256"><text:span text:style-name="T53">3</text:span> см.</text:p>
            <text:p text:style-name="P256"><text:span text:style-name="T53">3,5</text:span> см.</text:p>
          </table:table-cell>
          <table:table-cell table:style-name="Table8.B1" office:value-type="string">
            <text:p text:style-name="P256"><text:span text:style-name="T53">3,5</text:span> см.</text:p>
            <text:p text:style-name="P256">4 см.</text:p>
          </table:table-cell>
        </table:table-row>
        <table:table-row>
          <table:table-cell table:style-name="Table8.A2" office:value-type="string">
            <text:p text:style-name="P261">Приращение площади квадрата </text:p>
            <text:p text:style-name="P261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66">+0,75</text:p>
          </table:table-cell>
          <table:table-cell table:style-name="Table8.B2" office:value-type="string">
            <text:p text:style-name="P266">+1,25</text:p>
          </table:table-cell>
          <table:table-cell table:style-name="Table8.B2" office:value-type="string">
            <text:p text:style-name="P266">+1,75</text:p>
          </table:table-cell>
          <table:table-cell table:style-name="Table8.B2" office:value-type="string">
            <text:p text:style-name="P266">+2,25</text:p>
          </table:table-cell>
          <table:table-cell table:style-name="Table8.B2" office:value-type="string">
            <text:p text:style-name="P266">+2,75</text:p>
          </table:table-cell>
          <table:table-cell table:style-name="Table8.B2" office:value-type="string">
            <text:p text:style-name="P266">+3,25</text:p>
          </table:table-cell>
          <table:table-cell table:style-name="Table8.A2" office:value-type="string">
            <text:p text:style-name="P266"><text:span text:style-name="T90">+</text:span>3,75</text:p>
          </table:table-cell>
        </table:table-row>
      </table:table>
      <text:p text:style-name="P150"/>
      <text:p text:style-name="P73">Задача <text:span text:style-name="T91">3</text:span>.</text:p>
      <text:p text:style-name="P7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65">Время измерения</text:p>
          </table:table-cell>
          <table:table-cell table:style-name="Table9.B1" office:value-type="string">
            <text:p text:style-name="P257">0 ч.</text:p>
          </table:table-cell>
          <table:table-cell table:style-name="Table9.B1" office:value-type="string">
            <text:p text:style-name="P257">2 ч.</text:p>
          </table:table-cell>
          <table:table-cell table:style-name="Table9.B1" office:value-type="string">
            <text:p text:style-name="P257">4 ч.</text:p>
          </table:table-cell>
          <table:table-cell table:style-name="Table9.B1" office:value-type="string">
            <text:p text:style-name="P257">6 ч.</text:p>
          </table:table-cell>
          <table:table-cell table:style-name="Table9.B1" office:value-type="string">
            <text:p text:style-name="P257">8 ч.</text:p>
          </table:table-cell>
          <table:table-cell table:style-name="Table9.B1" office:value-type="string">
            <text:p text:style-name="P257">10 ч.</text:p>
          </table:table-cell>
          <table:table-cell table:style-name="Table9.B1" office:value-type="string">
            <text:p text:style-name="P257">12 ч.</text:p>
          </table:table-cell>
          <table:table-cell table:style-name="Table9.B1" office:value-type="string">
            <text:p text:style-name="P257">14 ч.</text:p>
          </table:table-cell>
          <table:table-cell table:style-name="Table9.B1" office:value-type="string">
            <text:p text:style-name="P257">16 ч.</text:p>
          </table:table-cell>
          <table:table-cell table:style-name="Table9.B1" office:value-type="string">
            <text:p text:style-name="P257">18 ч.</text:p>
          </table:table-cell>
          <table:table-cell table:style-name="Table9.B1" office:value-type="string">
            <text:p text:style-name="P257">20 ч.</text:p>
          </table:table-cell>
          <table:table-cell table:style-name="Table9.B1" office:value-type="string">
            <text:p text:style-name="P257">22 ч.</text:p>
          </table:table-cell>
          <table:table-cell table:style-name="Table9.B1" office:value-type="string">
            <text:p text:style-name="P257">2<text:span text:style-name="T92">4</text:span> ч.</text:p>
          </table:table-cell>
        </table:table-row>
        <table:table-row>
          <table:table-cell table:style-name="Table9.A2" office:value-type="string">
            <text:p text:style-name="P262">Температура</text:p>
            <text:p text:style-name="P262"><text:span text:style-name="T93">(в ºC)</text:span> </text:p>
          </table:table-cell>
          <table:table-cell table:style-name="Table9.B2" office:value-type="string">
            <text:p text:style-name="P267">+10º</text:p>
          </table:table-cell>
          <table:table-cell table:style-name="Table9.B2" office:value-type="string">
            <text:p text:style-name="P267">+9º</text:p>
          </table:table-cell>
          <table:table-cell table:style-name="Table9.B2" office:value-type="string">
            <text:p text:style-name="P267">+7º</text:p>
          </table:table-cell>
          <table:table-cell table:style-name="Table9.B2" office:value-type="string">
            <text:p text:style-name="P267">+7º</text:p>
          </table:table-cell>
          <table:table-cell table:style-name="Table9.B2" office:value-type="string">
            <text:p text:style-name="P267">+10º</text:p>
          </table:table-cell>
          <table:table-cell table:style-name="Table9.B2" office:value-type="string">
            <text:p text:style-name="P259">+<text:span text:style-name="T92">14º</text:span></text:p>
          </table:table-cell>
          <table:table-cell table:style-name="Table9.B2" office:value-type="string">
            <text:p text:style-name="P259">+<text:span text:style-name="T92">20º</text:span></text:p>
          </table:table-cell>
          <table:table-cell table:style-name="Table9.B2" office:value-type="string">
            <text:p text:style-name="P267">+22º</text:p>
          </table:table-cell>
          <table:table-cell table:style-name="Table9.B2" office:value-type="string">
            <text:p text:style-name="P267">+22º</text:p>
          </table:table-cell>
          <table:table-cell table:style-name="Table9.B2" office:value-type="string">
            <text:p text:style-name="P267">+19º</text:p>
          </table:table-cell>
          <table:table-cell table:style-name="Table9.B2" office:value-type="string">
            <text:p text:style-name="P267">+16º</text:p>
          </table:table-cell>
          <table:table-cell table:style-name="Table9.A2" office:value-type="string">
            <text:p text:style-name="P267">+11º</text:p>
          </table:table-cell>
          <table:table-cell table:style-name="Table9.N2" office:value-type="string">
            <text:p text:style-name="P267">+9º</text:p>
          </table:table-cell>
        </table:table-row>
      </table:table>
      <text:p text:style-name="P151"/>
      <text:p text:style-name="P151"/>
      <text:p text:style-name="P16">§ <text:span text:style-name="T94">5</text:span></text:p>
      <text:p text:style-name="P16"/>
      <text:p text:style-name="P74">Задача <text:span text:style-name="T94">1</text:span>.</text:p>
      <text:p text:style-name="P74"/>
      <text:p text:style-name="P74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17">§ <text:span text:style-name="T95">6</text:span></text:p>
      <text:p text:style-name="P17"/>
      <text:p text:style-name="P17">Упражнения</text:p>
      <text:p text:style-name="P17"/>
      <text:p text:style-name="P137">1.</text:p>
      <text:p text:style-name="P137"/>
      <text:p text:style-name="P137">-8;<text:tab/>-5;<text:tab/>2.</text:p>
      <text:p text:style-name="P137"/>
      <text:p text:style-name="P137">2.</text:p>
      <text:p text:style-name="P137"/>
      <text:p text:style-name="P137">x = 10;<text:tab/><text:tab/>x = 6;</text:p>
      <text:p text:style-name="P137">x = -5;<text:tab/><text:tab/>x = -5.</text:p>
      <text:p text:style-name="P137"/>
      <text:p text:style-name="P137"/>
      <text:p text:style-name="P137"/>
      <text:p text:style-name="P18"><text:soft-page-break/>§ <text:span text:style-name="T96">8</text:span></text:p>
      <text:p text:style-name="P18"/>
      <text:p text:style-name="P18">Упражнения</text:p>
      <text:p text:style-name="P18"/>
      <text:p text:style-name="P138">1.</text:p>
      <text:p text:style-name="P138"/>
      <text:p text:style-name="P138">5;<text:tab/>-6;<text:tab/>-1;<text:tab/>5.</text:p>
      <text:p text:style-name="P138"/>
      <text:p text:style-name="P138">2.</text:p>
      <text:p text:style-name="P138"/>
      <text:p text:style-name="P138">1;<text:tab/>39.</text:p>
      <text:p text:style-name="P138"/>
      <text:p text:style-name="P138">3.</text:p>
      <text:p text:style-name="P138"/>
      <text:p text:style-name="P138">x = -9;<text:tab/><text:tab/>x = 25.</text:p>
      <text:p text:style-name="P138"/>
      <text:p text:style-name="P138"/>
      <text:p text:style-name="P19">§ <text:span text:style-name="T97">9</text:span></text:p>
      <text:p text:style-name="P19"/>
      <text:p text:style-name="P19">Упражнения</text:p>
      <text:p text:style-name="P19"/>
      <text:p text:style-name="P139">1.</text:p>
      <text:p text:style-name="P139"/>
      <text:p text:style-name="P139">4.</text:p>
      <text:p text:style-name="P139"/>
      <text:p text:style-name="P139">2.</text:p>
      <text:p text:style-name="P139"/>
      <text:p text:style-name="P139">-7.</text:p>
      <text:p text:style-name="P139"/>
      <text:p text:style-name="P139"/>
      <text:p text:style-name="P20">§ <text:span text:style-name="T98">10</text:span></text:p>
      <text:p text:style-name="P20"/>
      <text:p text:style-name="P20">Упражнения</text:p>
      <text:p text:style-name="P20"/>
      <text:p text:style-name="P140">1.</text:p>
      <text:p text:style-name="P140"/>
      <text:p text:style-name="P140">3 &gt; -7;<text:tab/><text:tab/>-4 &gt; -7;<text:tab/>0 &lt; 5;<text:tab/><text:tab/>-6 &lt; 3.</text:p>
      <text:p text:style-name="P140"/>
      <text:p text:style-name="P140">2.</text:p>
      <text:p text:style-name="P140"/>
      <text:p text:style-name="P140">1) a &lt; x &lt; b;</text:p>
      <text:p text:style-name="P141">2) <text:span text:style-name="T99">a </text:span><text:span text:style-name="T100">≤ x ≤ b</text:span>;</text:p>
      <text:p text:style-name="P140">3) 0 &lt; a &lt; <text:span text:style-name="T99">1</text:span>.</text:p>
      <text:p text:style-name="P140"/>
      <text:p text:style-name="P140"/>
      <text:p text:style-name="P21">§ <text:span text:style-name="T98">11</text:span></text:p>
      <text:p text:style-name="P21"/>
      <text:p text:style-name="P75">Задача <text:span text:style-name="T94">1</text:span>.</text:p>
      <text:p text:style-name="P75"/>
      <text:p text:style-name="P142">AB = 5;<text:tab/>BA = -5.</text:p>
      <text:p text:style-name="P142"/>
      <text:p text:style-name="P142"/>
      <text:p text:style-name="P75"><text:soft-page-break/>Задача <text:span text:style-name="T101">2</text:span>.</text:p>
      <text:p text:style-name="P75"/>
      <text:p text:style-name="P142">B = -<text:span text:style-name="T102">4 — 3 = -7</text:span>.</text:p>
      <text:p text:style-name="P142"/>
      <text:p text:style-name="P75">Задача <text:span text:style-name="T101">3</text:span>.</text:p>
      <text:p text:style-name="P75"/>
      <text:p text:style-name="P142"><text:span text:style-name="T103">A = 4 + 6 = 10</text:span>.</text:p>
      <text:p text:style-name="P142"/>
      <text:p text:style-name="P142"/>
      <text:p text:style-name="P22">§ <text:span text:style-name="T98">12</text:span></text:p>
      <text:p text:style-name="P22"/>
      <text:p text:style-name="P22">Упражнения</text:p>
      <text:p text:style-name="P22"/>
      <text:p text:style-name="P143">1. -15.<text:tab/><text:tab/>2. 35.<text:tab/><text:tab/>3. -10.<text:tab/><text:tab/>4. 0.</text:p>
      <text:p text:style-name="P143"/>
      <text:p text:style-name="P143">5. 5.<text:tab/><text:tab/>6. -<text:span text:style-name="T104">2</text:span>8.</text:p>
      <text:p text:style-name="P143"/>
      <text:p text:style-name="P143">7. x = -3.<text:tab/>8. x = -7.<text:tab/>9. x = 100<text:tab/>10. x = 0.</text:p>
      <text:p text:style-name="P143"/>
      <text:p text:style-name="P143"/>
      <text:p text:style-name="P23">§ <text:span text:style-name="T98">14</text:span></text:p>
      <text:p text:style-name="P23"/>
      <text:p text:style-name="P23">Упражнения</text:p>
      <text:p text:style-name="P23"/>
      <text:p text:style-name="P144">1.</text:p>
      <text:p text:style-name="P144"/>
      <text:p text:style-name="P144">-3<text:span text:style-name="T54">4</text:span><text:span text:style-name="T105"> — 2</text:span><text:span text:style-name="T54">3</text:span><text:span text:style-name="T105"> = </text:span><text:span text:style-name="T106">73</text:span><text:span text:style-name="T105">;<text:tab/><text:tab/>-3</text:span><text:span text:style-name="T54">4</text:span><text:span text:style-name="T105"> — (-2</text:span><text:span text:style-name="T54">3</text:span><text:span text:style-name="T105">) = </text:span><text:span text:style-name="T106">89</text:span><text:span text:style-name="T105">;<text:tab/>3</text:span><text:span text:style-name="T54">4</text:span><text:span text:style-name="T105"> - (-2</text:span><text:span text:style-name="T54">3</text:span><text:span text:style-name="T105">) = 89;<text:tab/><text:tab/>3</text:span><text:span text:style-name="T54">4</text:span><text:span text:style-name="T105"> — 2</text:span><text:span text:style-name="T54">3</text:span><text:span text:style-name="T105"> = 73.</text:span></text:p>
      <text:p text:style-name="P152"/>
      <text:p text:style-name="P153">2.</text:p>
      <text:p text:style-name="P153"/>
      <text:p text:style-name="P144"><text:span text:style-name="T105">-</text:span><text:span text:style-name="T106">2</text:span><text:span text:style-name="T56">3</text:span><text:span text:style-name="T106"> - (-2) = -</text:span><text:span text:style-name="T107">6;<text:tab/><text:tab/>-1,5</text:span><text:span text:style-name="T57">3 </text:span><text:span text:style-name="T107">- (-1,5) = -1,875;<text:tab/><text:tab/>-1</text:span><text:span text:style-name="T57">3</text:span><text:span text:style-name="T107"> - (-1) = 0;<text:tab/><text:tab/></text:span></text:p>
      <text:p text:style-name="P144"><text:span text:style-name="T107">(-</text:span><text:span text:style-name="T107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07">)</text:span><text:span text:style-name="T57">3</text:span><text:span text:style-name="T107"> - (-</text:span><text:span text:style-name="T107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07">) = </text:span><text:span text:style-name="T107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08">= 0,375</text:span><text:span text:style-name="T107">;<text:tab/>0</text:span><text:span text:style-name="T57">3</text:span><text:span text:style-name="T107"> — 0 = 0;<text:tab/>0,5</text:span><text:span text:style-name="T57">3</text:span><text:span text:style-name="T107"> — 0,5 = -</text:span><text:span text:style-name="T108">0,375;<text:tab/>1,5</text:span><text:span text:style-name="T58">3</text:span><text:span text:style-name="T108"> — 1,5 = 1,875;</text:span></text:p>
      <text:p text:style-name="P144"><text:span text:style-name="T108">2</text:span><text:span text:style-name="T58">3</text:span><text:span text:style-name="T108"> — 2 = 6.</text:span></text:p>
      <text:p text:style-name="P154"/>
      <text:p text:style-name="P155">3.</text:p>
      <text:p text:style-name="P155"/>
      <text:p text:style-name="P145"><text:span text:style-name="T109">(</text:span><text:span text:style-name="T107">-</text:span><text:span text:style-name="T109">1)</text:span><text:span text:style-name="T59">n</text:span><text:span text:style-name="T109"> = 1, если n чётное число, (</text:span><text:span text:style-name="T107">-</text:span><text:span text:style-name="T109">1)</text:span><text:span text:style-name="T59">n</text:span><text:span text:style-name="T109"> = -1, если n нечётное число.</text:span></text:p>
      <text:p text:style-name="P156"/>
      <text:p text:style-name="P156"/>
      <text:p text:style-name="P24">§ <text:span text:style-name="T98">15</text:span></text:p>
      <text:p text:style-name="P24"/>
      <text:p text:style-name="P158">Упражнения</text:p>
      <text:p text:style-name="P158"/>
      <text:p text:style-name="P157">1.</text:p>
      <text:p text:style-name="P164"/>
      <text:p text:style-name="P164">1.</text:p>
      <text:p text:style-name="P165"/>
      <text:p text:style-name="P166">2.</text:p>
      <text:p text:style-name="P166"/>
      <text:p text:style-name="P166">0.</text:p>
      <text:p text:style-name="P166"/>
      <text:p text:style-name="P166"><text:soft-page-break/>3.</text:p>
      <text:p text:style-name="P16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249">x</text:p>
          </table:table-cell>
          <table:table-cell table:style-name="Table10.B1" office:value-type="string">
            <text:p text:style-name="P242">-<text:span text:style-name="T110">3</text:span></text:p>
          </table:table-cell>
          <table:table-cell table:style-name="Table10.B1" office:value-type="string">
            <text:p text:style-name="P242">-<text:span text:style-name="T110">2</text:span></text:p>
          </table:table-cell>
          <table:table-cell table:style-name="Table10.B1" office:value-type="string">
            <text:p text:style-name="P242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242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242">-<text:span text:style-name="T110">1,1</text:span></text:p>
          </table:table-cell>
          <table:table-cell table:style-name="Table10.B1" office:value-type="string">
            <text:p text:style-name="P242">-<text:span text:style-name="T110">0,9</text:span></text:p>
          </table:table-cell>
          <table:table-cell table:style-name="Table10.B1" office:value-type="string">
            <text:p text:style-name="P242">-<text:span text:style-name="T110">0,5</text:span></text:p>
          </table:table-cell>
          <table:table-cell table:style-name="Table10.B1" office:value-type="string">
            <text:p text:style-name="P249">0</text:p>
          </table:table-cell>
          <table:table-cell table:style-name="Table10.B1" office:value-type="string">
            <text:p text:style-name="P249">0,5</text:p>
          </table:table-cell>
          <table:table-cell table:style-name="Table10.B1" office:value-type="string">
            <text:p text:style-name="P249">0,9</text:p>
          </table:table-cell>
          <table:table-cell table:style-name="Table10.B1" office:value-type="string">
            <text:p text:style-name="P249">1,1</text:p>
          </table:table-cell>
          <table:table-cell table:style-name="Table10.B1" office:value-type="string">
            <text:p text:style-name="P242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242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249">2</text:p>
          </table:table-cell>
          <table:table-cell table:style-name="Table10.B1" office:value-type="string">
            <text:p text:style-name="P249">3</text:p>
          </table:table-cell>
        </table:table-row>
        <table:table-row>
          <table:table-cell table:style-name="Table10.A2" office:value-type="string">
            <text:p text:style-name="P242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0" text:anchor-type="as-char" svg:y="-0.619cm" svg:width="0.714cm" svg:height="0.998cm" draw:z-index="3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251"><draw:frame draw:style-name="fr1" draw:name="Object81" text:anchor-type="as-char" svg:y="-0.619cm" svg:width="0.907cm" svg:height="0.998cm" draw:z-index="3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2" text:anchor-type="as-char" svg:y="-0.619cm" svg:width="1.064cm" svg:height="0.998cm" draw:z-index="3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3" text:anchor-type="as-char" svg:y="-0.619cm" svg:width="0.847cm" svg:height="0.998cm" draw:z-index="4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250">0</text:p>
          </table:table-cell>
          <table:table-cell table:style-name="Table10.B2" office:value-type="string">
            <text:p text:style-name="P242"><draw:frame draw:style-name="fr1" draw:name="Object84" text:anchor-type="as-char" svg:y="-0.619cm" svg:width="0.503cm" svg:height="0.998cm" draw:z-index="4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5" text:anchor-type="as-char" svg:y="-0.619cm" svg:width="0.72cm" svg:height="0.998cm" draw:z-index="4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6" text:anchor-type="as-char" svg:y="-0.619cm" svg:width="1.252cm" svg:height="0.998cm" draw:z-index="4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7" text:anchor-type="as-char" svg:y="-0.619cm" svg:width="1.058cm" svg:height="0.998cm" draw:z-index="4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8" text:anchor-type="as-char" svg:y="-0.619cm" svg:width="0.852cm" svg:height="0.998cm" draw:z-index="4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89" text:anchor-type="as-char" svg:y="-0.619cm" svg:width="0.847cm" svg:height="0.998cm" draw:z-index="5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242"><draw:frame draw:style-name="fr1" draw:name="Object90" text:anchor-type="as-char" svg:y="-0.619cm" svg:width="0.85cm" svg:height="0.998cm" draw:z-index="51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66"><text:s text:c="2"/></text:p>
      <text:p text:style-name="P166"/>
      <text:p text:style-name="P25">§ <text:span text:style-name="T98">17</text:span></text:p>
      <text:p text:style-name="P25"/>
      <text:p text:style-name="P159">Упражнения</text:p>
      <text:p text:style-name="P159"/>
      <text:p text:style-name="P167">1.</text:p>
      <text:p text:style-name="P167"/>
      <text:p text:style-name="P167">4º;<text:tab/>2º;<text:tab/>-5º.</text:p>
      <text:p text:style-name="P167"/>
      <text:p text:style-name="P167">2.</text:p>
      <text:p text:style-name="P167"/>
      <text:p text:style-name="P167">14 ч.;<text:tab/><text:span text:style-name="T111">8 ч. и 22 ч.</text:span>;<text:tab/><text:span text:style-name="T111">6 ч.;<text:tab/>14 ч.;<text:tab/>2 ч..</text:span></text:p>
      <text:p text:style-name="P167"/>
      <text:p text:style-name="P168">3.</text:p>
      <text:p text:style-name="P180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52">Высота</text:p>
          </table:table-cell>
          <table:table-cell table:style-name="Table11.B1" office:value-type="string">
            <text:p text:style-name="P253">1000 м</text:p>
          </table:table-cell>
          <table:table-cell table:style-name="Table11.B1" office:value-type="string">
            <text:p text:style-name="P253">2000 м</text:p>
          </table:table-cell>
          <table:table-cell table:style-name="Table11.B1" office:value-type="string">
            <text:p text:style-name="P253">3000 м</text:p>
          </table:table-cell>
          <table:table-cell table:style-name="Table11.B1" office:value-type="string">
            <text:p text:style-name="P253">4000 м</text:p>
          </table:table-cell>
          <table:table-cell table:style-name="Table11.B1" office:value-type="string">
            <text:p text:style-name="P253">5000 м</text:p>
          </table:table-cell>
        </table:table-row>
        <table:table-row>
          <table:table-cell table:style-name="Table11.A1" office:value-type="string">
            <text:p text:style-name="P242">Температура</text:p>
            <text:p text:style-name="P252">(в ºC)</text:p>
          </table:table-cell>
          <table:table-cell table:style-name="Table11.B2" office:value-type="string">
            <text:p text:style-name="P253">+10</text:p>
          </table:table-cell>
          <table:table-cell table:style-name="Table11.B2" office:value-type="string">
            <text:p text:style-name="P253">+5</text:p>
          </table:table-cell>
          <table:table-cell table:style-name="Table11.B2" office:value-type="string">
            <text:p text:style-name="P253">0</text:p>
          </table:table-cell>
          <table:table-cell table:style-name="Table11.B2" office:value-type="string">
            <text:p text:style-name="P242">-<text:span text:style-name="T112">10</text:span></text:p>
          </table:table-cell>
          <table:table-cell table:style-name="Table11.B1" office:value-type="string">
            <text:p text:style-name="P253">-15</text:p>
          </table:table-cell>
        </table:table-row>
      </table:table>
      <text:p text:style-name="P268"/>
      <text:p text:style-name="P268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68"/>
      <text:p text:style-name="P268"/>
      <text:p text:style-name="P26"><text:soft-page-break/>ГЛАВА <text:span text:style-name="T48">III</text:span></text:p>
      <text:p text:style-name="P26"/>
      <text:p text:style-name="P26">§ <text:span text:style-name="T113">2</text:span></text:p>
      <text:p text:style-name="P26"/>
      <text:p text:style-name="P160">Упражнения</text:p>
      <text:p text:style-name="P160"/>
      <text:p text:style-name="P169">1. Целое.<text:tab/>2. Целое.<text:tab/>3. Целое.<text:tab/>4. Дробное.</text:p>
      <text:p text:style-name="P169"/>
      <text:p text:style-name="P170">5. Дробное.<text:tab/>6. Дробное.<text:tab/>7. Дробное.</text:p>
      <text:p text:style-name="P170"/>
      <text:p text:style-name="P170"/>
      <text:p text:style-name="P27">§ <text:span text:style-name="T114">3</text:span></text:p>
      <text:p text:style-name="P27"/>
      <text:p text:style-name="P161">Упражнения</text:p>
      <text:p text:style-name="P170"/>
      <text:p text:style-name="P171">1. x<text:span text:style-name="T54">2</text:span> + 4xy — 2a<text:span text:style-name="T54">2</text:span>.</text:p>
      <text:p text:style-name="P171"/>
      <text:p text:style-name="P171">2. 0,83x<text:span text:style-name="T54">2</text:span> — 0,77a<text:span text:style-name="T54">2</text:span> + 4,41ax.</text:p>
      <text:p text:style-name="P171"/>
      <text:p text:style-name="P171">3. 5a<text:span text:style-name="T54">2</text:span>.</text:p>
      <text:p text:style-name="P171"/>
      <text:p text:style-name="P171"/>
      <text:p text:style-name="P28">§ <text:span text:style-name="T115">4</text:span></text:p>
      <text:p text:style-name="P28"/>
      <text:p text:style-name="P162">Упражнения</text:p>
      <text:p text:style-name="P171"/>
      <text:p text:style-name="P172">1. -3x<text:span text:style-name="T54">2</text:span> + 3xy — 5y<text:span text:style-name="T54">2</text:span>.</text:p>
      <text:p text:style-name="P172">2. <text:span text:style-name="T123">-5ab + 5a</text:span><text:span text:style-name="T119">2</text:span><text:span text:style-name="T123"> — 6b</text:span><text:span text:style-name="T119">2</text:span><text:span text:style-name="T123">.</text:span></text:p>
      <text:p text:style-name="P172">3. <text:span text:style-name="T116">1 + x</text:span><text:span text:style-name="T60">2</text:span><text:span text:style-name="T116"> + x</text:span><text:span text:style-name="T60">4</text:span><text:span text:style-name="T116">.</text:span></text:p>
      <text:p text:style-name="P173"/>
      <text:p text:style-name="P173">4. x = a<text:span text:style-name="T54">2</text:span> + 2ab — 2b<text:span text:style-name="T54">2</text:span>.</text:p>
      <text:p text:style-name="P173">5. x = 3ab — b<text:span text:style-name="T54">2</text:span> + a<text:span text:style-name="T54">2</text:span>.</text:p>
      <text:p text:style-name="P173">6. x = <text:span text:style-name="T116">3</text:span>ab<text:span text:style-name="T54">2</text:span> + 3a<text:span text:style-name="T54">2</text:span>b + b<text:span text:style-name="T54">3</text:span>.</text:p>
      <text:p text:style-name="P173"/>
      <text:p text:style-name="P173"/>
      <text:p text:style-name="P29">§ <text:span text:style-name="T129">5</text:span></text:p>
      <text:p text:style-name="P29"/>
      <text:p text:style-name="P163">Упражнения</text:p>
      <text:p text:style-name="P163"/>
      <text:p text:style-name="P174">1. a<text:span text:style-name="T54">19</text:span>.</text:p>
      <text:p text:style-name="P174">2. a<text:span text:style-name="T54">18</text:span>.</text:p>
      <text:p text:style-name="P174">3. x<text:span text:style-name="T54">15</text:span>.</text:p>
      <text:p text:style-name="P174">4. c<text:span text:style-name="T54">24</text:span>.</text:p>
      <text:p text:style-name="P174">5. <text:span text:style-name="T130">(a — b)</text:span><text:span text:style-name="T61">7</text:span><text:span text:style-name="T130">.</text:span></text:p>
      <text:p text:style-name="P174">6. <text:span text:style-name="T130">(</text:span>x<text:span text:style-name="T54"> </text:span><text:span text:style-name="T61">2</text:span><text:span text:style-name="T117"> + y</text:span><text:span text:style-name="T120">2</text:span><text:span text:style-name="T124">)</text:span><text:span text:style-name="T120">6</text:span><text:span text:style-name="T117">.</text:span></text:p>
      <text:p text:style-name="P174"><text:span text:style-name="T117">7. x = b</text:span><text:span text:style-name="T118">5</text:span><text:span text:style-name="T117">.</text:span></text:p>
      <text:p text:style-name="P174"><text:span text:style-name="T117">8. x = b</text:span><text:span text:style-name="T118">2</text:span><text:span text:style-name="T117">.</text:span></text:p>
      <text:p text:style-name="P174"><text:span text:style-name="T117">9. x = b</text:span><text:span text:style-name="T120">4</text:span><text:span text:style-name="T117">.</text:span></text:p>
      <text:p text:style-name="P181"/>
      <text:p text:style-name="P181"/>
      <text:p text:style-name="P181"/>
      <text:p text:style-name="P181"/>
      <text:p text:style-name="P30"><text:soft-page-break/>§ <text:span text:style-name="T131">6</text:span></text:p>
      <text:p text:style-name="P30"/>
      <text:p text:style-name="P182">Упражнения</text:p>
      <text:p text:style-name="P182"/>
      <text:p text:style-name="P175"><text:span text:style-name="T117">1. 35x</text:span><text:span text:style-name="T118">3</text:span><text:span text:style-name="T117">y</text:span><text:span text:style-name="T118">3</text:span><text:span text:style-name="T117">z.</text:span></text:p>
      <text:p text:style-name="P175"><text:span text:style-name="T117">2. </text:span><text:span text:style-name="T117"><draw:frame draw:style-name="fr1" draw:name="Object92" text:anchor-type="as-char" svg:y="-0.619cm" svg:width="0.503cm" svg:height="0.998cm" draw:z-index="35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17">x</text:span><text:span text:style-name="T118">3</text:span><text:span text:style-name="T117">y</text:span><text:span text:style-name="T118">3</text:span><text:span text:style-name="T117">.</text:span></text:p>
      <text:p text:style-name="P175"><text:span text:style-name="T117">3. 13a</text:span><text:span text:style-name="T118">4</text:span><text:span text:style-name="T117">b</text:span><text:span text:style-name="T118">3</text:span><text:span text:style-name="T117">c</text:span><text:span text:style-name="T118">2</text:span><text:span text:style-name="T117">.</text:span></text:p>
      <text:p text:style-name="P175"><text:span text:style-name="T117">4. </text:span><text:span text:style-name="T125">x = -63a</text:span><text:span text:style-name="T121">3</text:span><text:span text:style-name="T125">bc.</text:span></text:p>
      <text:p text:style-name="P192">5. x = -9bc.</text:p>
      <text:p text:style-name="P176"><text:span text:style-name="T117">6. x = 8a</text:span><text:span text:style-name="T118">2</text:span><text:span text:style-name="T117">c.</text:span></text:p>
      <text:p text:style-name="P192"/>
      <text:p text:style-name="P31">§ <text:span text:style-name="T132">7</text:span></text:p>
      <text:p text:style-name="P31"/>
      <text:p text:style-name="P183">Упражнения</text:p>
      <text:p text:style-name="P183"/>
      <text:p text:style-name="P177"><text:span text:style-name="T117">1. 16a</text:span><text:span text:style-name="T118">12</text:span><text:span text:style-name="T117">b</text:span><text:span text:style-name="T118">4</text:span><text:span text:style-name="T117">c</text:span><text:span text:style-name="T118">4</text:span><text:span text:style-name="T117">.</text:span></text:p>
      <text:p text:style-name="P177"><text:span text:style-name="T117">2. -a</text:span><text:span text:style-name="T118">5</text:span><text:span text:style-name="T117">b</text:span><text:span text:style-name="T118">10</text:span><text:span text:style-name="T117">c</text:span><text:span text:style-name="T118">5</text:span><text:span text:style-name="T117">.</text:span></text:p>
      <text:p text:style-name="P177"><text:span text:style-name="T117">3. </text:span><text:span text:style-name="T117"><draw:frame draw:style-name="fr1" draw:name="Object93" text:anchor-type="as-char" svg:y="-0.619cm" svg:width="0.524cm" svg:height="0.998cm" draw:z-index="4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17">x</text:span><text:span text:style-name="T118">2</text:span><text:span text:style-name="T117">y</text:span><text:span text:style-name="T118">4</text:span><text:span text:style-name="T117">.</text:span></text:p>
      <text:p text:style-name="P177"><text:span text:style-name="T117">4. 0,0081a</text:span><text:span text:style-name="T118">12</text:span><text:span text:style-name="T117">x</text:span><text:span text:style-name="T118">4</text:span><text:span text:style-name="T117">y</text:span><text:span text:style-name="T118">8</text:span><text:span text:style-name="T117">.</text:span></text:p>
      <text:p text:style-name="P193"/>
      <text:p text:style-name="P32">§ <text:span text:style-name="T133">8</text:span></text:p>
      <text:p text:style-name="P32"/>
      <text:p text:style-name="P184">Упражнения</text:p>
      <text:p text:style-name="P184"/>
      <text:p text:style-name="P178"><text:span text:style-name="T117">1. x</text:span><text:span text:style-name="T118">2</text:span><text:span text:style-name="T117">y — 6x</text:span><text:span text:style-name="T118">3</text:span><text:span text:style-name="T117">.</text:span></text:p>
      <text:p text:style-name="P178"><text:span text:style-name="T117">2. -2a</text:span><text:span text:style-name="T118">3</text:span><text:span text:style-name="T117">b + 2a</text:span><text:span text:style-name="T118">2</text:span><text:span text:style-name="T117">b</text:span><text:span text:style-name="T118">2</text:span><text:span text:style-name="T117"> — 4ab</text:span><text:span text:style-name="T118">3</text:span><text:span text:style-name="T117">.</text:span></text:p>
      <text:p text:style-name="P178"><text:span text:style-name="T117">3. x = -3a</text:span><text:span text:style-name="T118">4</text:span><text:span text:style-name="T117">b — 3ab</text:span><text:span text:style-name="T118">4</text:span><text:span text:style-name="T117">.</text:span></text:p>
      <text:p text:style-name="P178"><text:span text:style-name="T117">4. x = </text:span><text:span text:style-name="T126">a (a+b) : (a+b) = a.</text:span></text:p>
      <text:p text:style-name="P179"><text:span text:style-name="T117">5. x = </text:span><text:span text:style-name="T126">a (a — 2b) : (a — 2b) = a.</text:span></text:p>
      <text:p text:style-name="P179"><text:span text:style-name="T117">6. x = 3a</text:span><text:span text:style-name="T118">2</text:span><text:span text:style-name="T117"> — 2b</text:span><text:span text:style-name="T118">2</text:span><text:span text:style-name="T117">.</text:span></text:p>
      <text:p text:style-name="P196"/>
      <text:p text:style-name="P196"/>
      <text:p text:style-name="P33">§ <text:span text:style-name="T134">9</text:span></text:p>
      <text:p text:style-name="P33"/>
      <text:p text:style-name="P185">Упражнения</text:p>
      <text:p text:style-name="P185"/>
      <text:p text:style-name="P195">1. <text:span text:style-name="T135">2x</text:span><text:span text:style-name="T62">4</text:span><text:span text:style-name="T135"> — x</text:span><text:span text:style-name="T62">3</text:span><text:span text:style-name="T135">y + 3x</text:span><text:span text:style-name="T62">2</text:span><text:span text:style-name="T135">y</text:span><text:span text:style-name="T62">2</text:span><text:span text:style-name="T135"> + xy</text:span><text:span text:style-name="T62">3 </text:span><text:span text:style-name="T135">+ 4y</text:span><text:span text:style-name="T62">4</text:span><text:span text:style-name="T135">.</text:span></text:p>
      <text:p text:style-name="P194">2. <text:span text:style-name="T136">4a</text:span><text:span text:style-name="T63">2</text:span><text:span text:style-name="T136"> + 4ab + b</text:span><text:span text:style-name="T63">2</text:span><text:span text:style-name="T136"> — c</text:span><text:span text:style-name="T63">2</text:span><text:span text:style-name="T136">.</text:span><text:span text:style-name="T63"> </text:span></text:p>
      <text:p text:style-name="P194">3. <draw:frame draw:style-name="fr1" draw:name="Object94" text:anchor-type="as-char" svg:y="-0.619cm" svg:width="1.423cm" svg:height="0.998cm" draw:z-index="48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37">x</text:span><text:span text:style-name="T64">3</text:span><text:span text:style-name="T137"> - </text:span><text:span text:style-name="T137"><draw:frame draw:style-name="fr1" draw:name="Object99" text:anchor-type="as-char" svg:y="-0.619cm" svg:width="1.284cm" svg:height="0.998cm" draw:z-index="4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37">y</text:span><text:span text:style-name="T64">3</text:span><text:span text:style-name="T137">.</text:span></text:p>
      <text:p text:style-name="P197">4. <text:span text:style-name="T138">x</text:span><text:span text:style-name="T65">4</text:span><text:span text:style-name="T138"> + 2x</text:span><text:span text:style-name="T65">3</text:span><text:span text:style-name="T138">y + 3x</text:span><text:span text:style-name="T65">2</text:span><text:span text:style-name="T138">y</text:span><text:span text:style-name="T65">2</text:span><text:span text:style-name="T138"> + 2xy</text:span><text:span text:style-name="T65">3</text:span><text:span text:style-name="T138"> + y</text:span><text:span text:style-name="T65">4</text:span><text:span text:style-name="T138">.</text:span></text:p>
      <text:p text:style-name="P197"/>
      <text:p text:style-name="P34">§ <text:span text:style-name="T139">10</text:span></text:p>
      <text:p text:style-name="P34"/>
      <text:p text:style-name="P186">Упражнения</text:p>
      <text:p text:style-name="P186"/>
      <text:p text:style-name="P198">1. <text:span text:style-name="T142">2x</text:span><text:span text:style-name="T68">3</text:span><text:span text:style-name="T142"> + 3x</text:span><text:span text:style-name="T68">2</text:span><text:span text:style-name="T142">y — 4x</text:span><text:span text:style-name="T68">2</text:span><text:span text:style-name="T142">z — 2xy</text:span><text:span text:style-name="T68">2 </text:span><text:span text:style-name="T142">— 2xyz + 2xz</text:span><text:span text:style-name="T68">2 </text:span><text:span text:style-name="T142">+ 2y</text:span><text:span text:style-name="T68">2</text:span><text:span text:style-name="T142">z — yz</text:span><text:span text:style-name="T68">2</text:span><text:span text:style-name="T142"> + 2x</text:span><text:span text:style-name="T68">2</text:span><text:span text:style-name="T142"> + 4xy — 4xz — 4yz + 2z</text:span><text:span text:style-name="T68">2</text:span><text:span text:style-name="T142">.</text:span></text:p>
      <text:p text:style-name="P199">2. <text:span text:style-name="T142">x</text:span><text:span text:style-name="T68">4</text:span><text:span text:style-name="T142"> — 16y</text:span><text:span text:style-name="T68">4</text:span><text:span text:style-name="T142">. </text:span></text:p>
      <text:p text:style-name="P200">3. <text:span text:style-name="T140">x</text:span><text:span text:style-name="T66">3</text:span><text:span text:style-name="T140"> + y</text:span><text:span text:style-name="T66">3 </text:span><text:span text:style-name="T140">+ z</text:span><text:span text:style-name="T67">3</text:span><text:span text:style-name="T141"> + 3x</text:span><text:span text:style-name="T66">2</text:span><text:span text:style-name="T140">y + 3x</text:span><text:span text:style-name="T66">2</text:span><text:span text:style-name="T140">z + 3xy</text:span><text:span text:style-name="T66">2</text:span><text:span text:style-name="T140"> + 3y</text:span><text:span text:style-name="T66">2</text:span><text:span text:style-name="T140">z + 3xz</text:span><text:span text:style-name="T67">2</text:span><text:span text:style-name="T141"> + 3yz</text:span><text:span text:style-name="T66">2</text:span><text:span text:style-name="T140"> + 6xyz.</text:span></text:p>
      <text:p text:style-name="P199">4. a<text:span text:style-name="T54">4</text:span> — a<text:span text:style-name="T54">3</text:span>b — 7a<text:span text:style-name="T54">2</text:span>b<text:span text:style-name="T54">2</text:span> + ab<text:span text:style-name="T54">3</text:span> + 6b<text:span text:style-name="T54">4</text:span>.</text:p>
      <text:p text:style-name="P35"><text:soft-page-break/>§ <text:span text:style-name="T139">11</text:span></text:p>
      <text:p text:style-name="P35"/>
      <text:p text:style-name="P187">Упражнения</text:p>
      <text:p text:style-name="P187"/>
      <text:p text:style-name="P201">1. a<text:span text:style-name="T54">5</text:span> + a<text:span text:style-name="T54">4</text:span> + 2a<text:span text:style-name="T54">3</text:span> — 6a<text:span text:style-name="T54">2</text:span> — 3a + 5.</text:p>
      <text:p text:style-name="P202">2. 2a<text:span text:style-name="T54">6</text:span> + <text:span text:style-name="T143">3</text:span>a<text:span text:style-name="T54">5</text:span> + a<text:span text:style-name="T54">4 </text:span><text:span text:style-name="T143">+ 9a</text:span><text:span text:style-name="T69">3 </text:span>— <text:span text:style-name="T143">2</text:span>a<text:span text:style-name="T54">2</text:span> — <text:span text:style-name="T143">18a + 5.</text:span></text:p>
      <text:p text:style-name="P203">3. b<text:span text:style-name="T54">6</text:span> — 1.</text:p>
      <text:p text:style-name="P203">4. x<text:span text:style-name="T54">3</text:span> + 7x<text:span text:style-name="T54">2</text:span> + 7x — 15.</text:p>
      <text:p text:style-name="P203">5. x<text:span text:style-name="T54">3</text:span> — 6x<text:span text:style-name="T54">2</text:span> + 11x — 6.</text:p>
      <text:p text:style-name="P203"/>
      <text:p text:style-name="P203"/>
      <text:p text:style-name="P36">§ <text:span text:style-name="T139">12</text:span></text:p>
      <text:p text:style-name="P188"/>
      <text:p text:style-name="P204">Формула 6.</text:p>
      <text:p text:style-name="P204">(A + B) (A<text:span text:style-name="T54">2</text:span> — AB + B<text:span text:style-name="T54">2</text:span>) = A<text:span text:style-name="T54">3</text:span> — A<text:span text:style-name="T54">2</text:span>B + AB<text:span text:style-name="T54">2</text:span> + A<text:span text:style-name="T54">2</text:span>B — AB<text:span text:style-name="T54">2</text:span> + B<text:span text:style-name="T54">3</text:span> = A<text:span text:style-name="T54">3</text:span> + B<text:span text:style-name="T54">3</text:span>.</text:p>
      <text:p text:style-name="P204">Формула 7.</text:p>
      <text:p text:style-name="P204">(A — B) <text:span text:style-name="T144">(A</text:span><text:span text:style-name="T70">2</text:span><text:span text:style-name="T144"> + AB + B</text:span><text:span text:style-name="T70">2</text:span><text:span text:style-name="T144">) = A</text:span><text:span text:style-name="T70">3</text:span><text:span text:style-name="T144"> + A</text:span><text:span text:style-name="T70">2</text:span><text:span text:style-name="T144">B + AB</text:span><text:span text:style-name="T70">2</text:span><text:span text:style-name="T144"> — A</text:span><text:span text:style-name="T70">2</text:span><text:span text:style-name="T144">B — AB</text:span><text:span text:style-name="T70">2</text:span><text:span text:style-name="T144"> — B</text:span><text:span text:style-name="T70">3</text:span><text:span text:style-name="T144"> = A</text:span><text:span text:style-name="T70">3</text:span><text:span text:style-name="T144"> — B</text:span><text:span text:style-name="T70">3</text:span><text:span text:style-name="T144">.</text:span></text:p>
      <text:p text:style-name="P204">Формула <text:span text:style-name="T144">8.</text:span></text:p>
      <text:p text:style-name="P205">(A + B + C)<text:span text:style-name="T54">2</text:span> = (A + B + C) (A + B + C) = A<text:span text:style-name="T54">2</text:span> + AB + AC + AB + B<text:span text:style-name="T54">2</text:span> + BC + AC + BC + C<text:span text:style-name="T54">2</text:span> =</text:p>
      <text:p text:style-name="P205">= A<text:span text:style-name="T54">2</text:span> + B<text:span text:style-name="T54">2</text:span> + C<text:span text:style-name="T54">2</text:span> + 2 AB + 2 AC + 2BC.</text:p>
      <text:p text:style-name="P205"/>
      <text:p text:style-name="P37"/>
      <text:p text:style-name="P189">Упражнения</text:p>
      <text:p text:style-name="P211"/>
      <text:p text:style-name="P206">1. <text:span text:style-name="T145">(3ab — x</text:span><text:span text:style-name="T71">2</text:span><text:span text:style-name="T145">) (3ab + x</text:span><text:span text:style-name="T71">2</text:span><text:span text:style-name="T145">) = </text:span>9a<text:span text:style-name="T54">2</text:span>b<text:span text:style-name="T54">2</text:span> — x<text:span text:style-name="T54">4</text:span>.</text:p>
      <text:p text:style-name="P207">2. (x — 1) (x + 1) (x<text:span text:style-name="T54">2</text:span> + 1) = <text:span text:style-name="T145">(x</text:span><text:span text:style-name="T71">2</text:span><text:span text:style-name="T145"> + 1) (x</text:span><text:span text:style-name="T71">2</text:span><text:span text:style-name="T145"> — 1) = x</text:span><text:span text:style-name="T71">4</text:span><text:span text:style-name="T145"> — 1.</text:span></text:p>
      <text:p text:style-name="P208">3. (a + b)<text:span text:style-name="T54">2 </text:span>(a — b)<text:span text:style-name="T54">2</text:span> = (a<text:span text:style-name="T54">2</text:span> + 2ab + b<text:span text:style-name="T54">2</text:span>) (a<text:span text:style-name="T54">2</text:span> — 2ab + b<text:span text:style-name="T54">2</text:span>) <text:span text:style-name="T146">= a</text:span><text:span text:style-name="T73">4</text:span><text:span text:style-name="T148"> — 2a</text:span><text:span text:style-name="T73">3</text:span><text:span text:style-name="T148">b + a</text:span><text:span text:style-name="T73">2</text:span><text:span text:style-name="T148">b</text:span><text:span text:style-name="T73">2</text:span><text:span text:style-name="T148"> + 2a</text:span><text:span text:style-name="T73">3</text:span><text:span text:style-name="T148">b — 4a</text:span><text:span text:style-name="T73">2</text:span><text:span text:style-name="T148">b</text:span><text:span text:style-name="T73">2</text:span><text:span text:style-name="T148"> + 2ab</text:span><text:span text:style-name="T74">3 </text:span><text:span text:style-name="T148">+ a</text:span><text:span text:style-name="T73">2</text:span><text:span text:style-name="T148">b</text:span><text:span text:style-name="T73">2</text:span><text:span text:style-name="T148"> — 2ab</text:span><text:span text:style-name="T73">3</text:span><text:span text:style-name="T148"> + b</text:span><text:span text:style-name="T73">4</text:span><text:span text:style-name="T149"> = a</text:span><text:span text:style-name="T73">4</text:span><text:span text:style-name="T148"> — 2a</text:span><text:span text:style-name="T73">2</text:span><text:span text:style-name="T148">b</text:span><text:span text:style-name="T73">2 </text:span><text:span text:style-name="T148">+ b</text:span><text:span text:style-name="T73">4</text:span><text:span text:style-name="T149">.</text:span></text:p>
      <text:p text:style-name="P209">(a + b)<text:span text:style-name="T54">2 </text:span>(a — b)<text:span text:style-name="T54">2</text:span> = <text:span text:style-name="T147">(a</text:span><text:span text:style-name="T72">2</text:span><text:span text:style-name="T147"> + 2ab + b</text:span><text:span text:style-name="T72">2</text:span><text:span text:style-name="T147">) (a</text:span><text:span text:style-name="T72">2</text:span><text:span text:style-name="T147"> — 2ab + b</text:span><text:span text:style-name="T72">2</text:span><text:span text:style-name="T147">) = (a</text:span><text:span text:style-name="T72">2</text:span><text:span text:style-name="T147"> + 2ab) (a</text:span><text:span text:style-name="T72">2</text:span><text:span text:style-name="T147"> — 2ab) + b</text:span><text:span text:style-name="T75">2</text:span><text:span text:style-name="T151"> (a</text:span><text:span text:style-name="T72">2</text:span><text:span text:style-name="T147"> + 2ab) + b</text:span><text:span text:style-name="T75">2</text:span><text:span text:style-name="T151">(a</text:span><text:span text:style-name="T72">2</text:span><text:span text:style-name="T147"> — 2ab) + b</text:span><text:span text:style-name="T75">4 </text:span><text:span text:style-name="T151">= <text:s/>a</text:span><text:span text:style-name="T75">4</text:span><text:span text:style-name="T151"> - <text:s/>4a</text:span><text:span text:style-name="T75">2</text:span><text:span text:style-name="T151">b</text:span><text:span text:style-name="T75">2</text:span><text:span text:style-name="T151"> + a</text:span><text:span text:style-name="T75">2</text:span><text:span text:style-name="T151">b</text:span><text:span text:style-name="T75">2 </text:span><text:span text:style-name="T151">+ <text:s/>2ab</text:span><text:span text:style-name="T75">3</text:span><text:span text:style-name="T151"> + a</text:span><text:span text:style-name="T75">2</text:span><text:span text:style-name="T151">b</text:span><text:span text:style-name="T75">2 </text:span><text:span text:style-name="T147">— <text:s/>2ab</text:span><text:span text:style-name="T77">3</text:span><text:span text:style-name="T152"> + b</text:span><text:span text:style-name="T75">4 </text:span><text:span text:style-name="T151">= a</text:span><text:span text:style-name="T75">4</text:span><text:span text:style-name="T151"> — 2a</text:span><text:span text:style-name="T73">2</text:span><text:span text:style-name="T148">b</text:span><text:span text:style-name="T73">2 <text:s/></text:span><text:span text:style-name="T148">+ b</text:span><text:span text:style-name="T73">4</text:span><text:span text:style-name="T148">.</text:span></text:p>
      <text:p text:style-name="P212">4. (a<text:span text:style-name="T54">2</text:span> + 3ab + b<text:span text:style-name="T54">2</text:span>) (a<text:span text:style-name="T54">2</text:span> — 3ab + b<text:span text:style-name="T54">2</text:span>) = (a<text:span text:style-name="T54">2</text:span> + 3ab<text:span text:style-name="T151">) (</text:span>a<text:span text:style-name="T54">2</text:span> — 3ab<text:span text:style-name="T151">) + <text:s/></text:span>b<text:span text:style-name="T54">2 </text:span><text:span text:style-name="T151">(</text:span>a<text:span text:style-name="T54">2</text:span> + 3ab<text:span text:style-name="T151">) + <text:s/></text:span>b<text:span text:style-name="T54">2</text:span>(a<text:span text:style-name="T54">2</text:span> — 3ab<text:span text:style-name="T151">) + <text:s/></text:span>b<text:span text:style-name="T75">4</text:span><text:span text:style-name="T151"> =</text:span></text:p>
      <text:p text:style-name="P213">= a<text:span text:style-name="T54">4</text:span> — 9a<text:span text:style-name="T54">2</text:span>b<text:span text:style-name="T54">2</text:span> + <text:s/><text:span text:style-name="T150">b</text:span><text:span text:style-name="T76">2 </text:span><text:span text:style-name="T150">a</text:span><text:span text:style-name="T76">2</text:span><text:span text:style-name="T150"> </text:span>+ <text:s/><text:span text:style-name="T150">3ab</text:span><text:span text:style-name="T54">3</text:span> + <text:s/><text:span text:style-name="T150">b</text:span><text:span text:style-name="T76">2</text:span><text:span text:style-name="T150">a</text:span><text:span text:style-name="T76">2</text:span><text:span text:style-name="T150"> - <text:s/>3ab</text:span><text:span text:style-name="T54">3</text:span> + b<text:span text:style-name="T54">4</text:span> = a<text:span text:style-name="T54">4</text:span> — 7a<text:span text:style-name="T54">2</text:span>b<text:span text:style-name="T54">2 </text:span>+ b<text:span text:style-name="T54">4</text:span>.</text:p>
      <text:p text:style-name="P210"><text:span text:style-name="T152">5. (3x — 2y) (9x</text:span><text:span text:style-name="T78">2</text:span><text:span text:style-name="T153"> + 6xy + 4y</text:span><text:span text:style-name="T78">2</text:span><text:span text:style-name="T153">) = 27x</text:span><text:span text:style-name="T78">3</text:span><text:span text:style-name="T153"> — 8y</text:span><text:span text:style-name="T78">3</text:span><text:span text:style-name="T153">.</text:span></text:p>
      <text:p text:style-name="P214">6. (2x + 1)<text:span text:style-name="T54">3</text:span> = 8x<text:span text:style-name="T54">3</text:span> + 12x<text:span text:style-name="T54">2</text:span> + 6x + 1.</text:p>
      <text:p text:style-name="P214">7. (-a — b)<text:span text:style-name="T54">2</text:span> = a<text:span text:style-name="T54">2</text:span> + 2ab + b<text:span text:style-name="T54">2</text:span>.</text:p>
      <text:p text:style-name="P215">8. (x<text:span text:style-name="T54">2</text:span> + 2x — 1)<text:span text:style-name="T54">2</text:span> = (x<text:span text:style-name="T54">2</text:span> + 2x — 1) (x<text:span text:style-name="T54">2</text:span> + 2x — 1) <text:span text:style-name="T154">= </text:span>x<text:span text:style-name="T79">4</text:span> <text:span text:style-name="T154">+ 2x</text:span><text:span text:style-name="T79">3</text:span><text:span text:style-name="T154"> — x</text:span><text:span text:style-name="T79">2</text:span><text:span text:style-name="T154"> + 2x</text:span><text:span text:style-name="T79">3</text:span><text:span text:style-name="T154"> + 4x</text:span><text:span text:style-name="T79">2</text:span><text:span text:style-name="T154"> — 2x — x</text:span><text:span text:style-name="T79">2</text:span><text:span text:style-name="T154"> — 2x + 1 =</text:span></text:p>
      <text:p text:style-name="P215"><text:span text:style-name="T154"><text:s/>= <text:s/></text:span>x<text:span text:style-name="T79">4 </text:span><text:span text:style-name="T154">+ 4x</text:span><text:span text:style-name="T79">3 </text:span><text:span text:style-name="T154">+ 2x</text:span><text:span text:style-name="T79">2</text:span><text:span text:style-name="T154"> — 4x + 1.</text:span></text:p>
      <text:p text:style-name="P216"/>
      <text:p text:style-name="P217">9. (a + b) x = a<text:span text:style-name="T81">2</text:span> — b<text:span text:style-name="T80">2</text:span></text:p>
      <text:p text:style-name="P221">x = (a + b) (a — b) / (a + b) = a — b.</text:p>
      <text:p text:style-name="P217"><text:span text:style-name="T155">10. (3a</text:span><text:span text:style-name="T81">2</text:span><text:span text:style-name="T155"> — 2b) x = 9a</text:span><text:span text:style-name="T81">4</text:span><text:span text:style-name="T155"> — 4b</text:span><text:span text:style-name="T81">2</text:span></text:p>
      <text:p text:style-name="P217"><text:span text:style-name="T155">x = (3a</text:span><text:span text:style-name="T81">2</text:span><text:span text:style-name="T155"> — 2b) (3a</text:span><text:span text:style-name="T81">2</text:span><text:span text:style-name="T155"> + 2b) / (3a</text:span><text:span text:style-name="T81">2</text:span><text:span text:style-name="T155"> — 2b) = <text:s/>3a</text:span><text:span text:style-name="T81">2</text:span><text:span text:style-name="T155"> + 2b.</text:span></text:p>
      <text:p text:style-name="P218">11. (2p + 3q) x = 4p<text:span text:style-name="T54">2</text:span> + 12pq + 9q<text:span text:style-name="T54">2</text:span></text:p>
      <text:p text:style-name="P219">x = (2p + 3q)<text:span text:style-name="T54">2</text:span> / <text:span text:style-name="T156">(2p + 3q) </text:span>= <text:s/><text:span text:style-name="T156">2p + 3q.</text:span></text:p>
      <text:p text:style-name="P219">12. (a<text:span text:style-name="T54">3</text:span> — 8b<text:span text:style-name="T54">3</text:span>) : x = a — 2b</text:p>
      <text:p text:style-name="P219">x = (a — 2b) (a + 2b)<text:span text:style-name="T54">2</text:span> : (a — 2b) = (a + 2b)<text:span text:style-name="T54">2</text:span> = <text:s/>a<text:span text:style-name="T54">2</text:span> + 2ab + 4b<text:span text:style-name="T54">2</text:span>.</text:p>
      <text:p text:style-name="P219">13. x : (3p + q) = 9p<text:span text:style-name="T54">2</text:span> — 3pq + q<text:span text:style-name="T54">2</text:span></text:p>
      <text:p text:style-name="P220">x = (3p — q)<text:span text:style-name="T54">2</text:span> (3p + q) = (3p + q) (3p — q) (3p — q) = <text:span text:style-name="T157">(9p</text:span><text:span text:style-name="T82">2</text:span><text:span text:style-name="T157"> — q</text:span><text:span text:style-name="T82">2</text:span><text:span text:style-name="T157">) </text:span>(3p — q) <text:span text:style-name="T157">= 27p</text:span><text:span text:style-name="T82">3</text:span><text:span text:style-name="T157"> — 9p</text:span><text:span text:style-name="T82">2</text:span><text:span text:style-name="T157">q + <text:s/>9p</text:span><text:span text:style-name="T82">2</text:span><text:span text:style-name="T157">q + q</text:span><text:span text:style-name="T82">3 </text:span><text:span text:style-name="T157">= </text:span>27p<text:span text:style-name="T54">3</text:span> + q<text:span text:style-name="T54">3</text:span>.</text:p>
      <text:p text:style-name="P220"/>
      <text:p text:style-name="P220"/>
      <text:p text:style-name="P220"/>
      <text:p text:style-name="P38"><text:soft-page-break/>§ <text:span text:style-name="T139">13</text:span></text:p>
      <text:p text:style-name="P38"/>
      <text:p text:style-name="P190">Упражнения</text:p>
      <text:p text:style-name="P190"/>
      <text:p text:style-name="P222">1. 1591.<text:tab/><text:tab/>2. <text:span text:style-name="T159">1764.<text:tab/><text:tab/>3. 9216.<text:tab/><text:tab/>4. 8064.</text:span></text:p>
      <text:p text:style-name="P223">5. <text:span text:style-name="T160">(x </text:span>½<text:span text:style-name="T160">)</text:span><text:span text:style-name="T84">2</text:span><text:span text:style-name="T160"> =</text:span> <text:span text:style-name="T160">(</text:span>x <text:span text:style-name="T160">+ </text:span>½<text:span text:style-name="T158">)</text:span><text:span text:style-name="T83">2</text:span> <text:span text:style-name="T158">=</text:span> <text:span text:style-name="T158">x</text:span><text:span text:style-name="T83">2</text:span><text:span text:style-name="T158"> + 2 * </text:span>½ <text:span text:style-name="T158">* x + (</text:span>½<text:span text:style-name="T158">)</text:span><text:span text:style-name="T83">2</text:span><text:span text:style-name="T158"> = <text:s/>x</text:span><text:span text:style-name="T83">2 </text:span><text:span text:style-name="T158">+ x + ¼ = x (x + 1) + <text:s/>¼.</text:span></text:p>
      <text:p text:style-name="P227"><text:span text:style-name="T127">6. (1,0035)</text:span><text:span text:style-name="T122">2</text:span><text:span text:style-name="T127"> = (1 + 0,0035)</text:span><text:span text:style-name="T122">2</text:span><text:span text:style-name="T127"> </text:span><text:span text:style-name="T163">≈</text:span><text:span text:style-name="T127"> 1,007.</text:span></text:p>
      <text:p text:style-name="P224">7. (0,997)<text:span text:style-name="T54">3</text:span> = (1 — 0,003)<text:span text:style-name="T54">3</text:span> <text:span text:style-name="T162">≈</text:span> 1 — 3 * 0,003 <text:span text:style-name="T162">≈ </text:span><text:span text:style-name="T161">1 — 0,009 </text:span><text:span text:style-name="T162">≈ </text:span><text:span text:style-name="T161">0,991</text:span>.</text:p>
      <text:p text:style-name="P227"><text:span text:style-name="T128">8. </text:span><text:span text:style-name="T128"><draw:frame draw:style-name="fr1" draw:name="Object95" text:anchor-type="as-char" svg:y="-0.619cm" svg:width="1.238cm" svg:height="0.998cm" draw:z-index="26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28"><text:s/>= </text:span><text:span text:style-name="T128"><draw:frame draw:style-name="fr1" draw:name="Object96" text:anchor-type="as-char" svg:y="-0.619cm" svg:width="2.039cm" svg:height="1.037cm" draw:z-index="3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63">≈ </text:span><text:span text:style-name="T166">1 — 0,003 </text:span><text:span text:style-name="T164">≈ <text:s/></text:span><text:span text:style-name="T165">0,997.</text:span></text:p>
      <text:p text:style-name="P269"/>
      <text:p text:style-name="P39">§ <text:span text:style-name="T139">14</text:span></text:p>
      <text:p text:style-name="P39"/>
      <text:p text:style-name="P191">Упражнения</text:p>
      <text:p text:style-name="P191"/>
      <text:p text:style-name="P225">1. x (x + 1) (x + 2) (x + 3) + 1 = (x<text:span text:style-name="T54">2 </text:span>+ 3x + 1)<text:span text:style-name="T54">2</text:span></text:p>
      <text:p text:style-name="P225">(x<text:span text:style-name="T54">2</text:span> + x) (x + 2) (x + 3) + 1 = (x<text:span text:style-name="T54">2 </text:span>+ 3x + 1) (x<text:span text:style-name="T54">2 </text:span>+ 3x + 1)</text:p>
      <text:p text:style-name="P225">(x<text:span text:style-name="T54">3</text:span> + 2x<text:span text:style-name="T54">2</text:span> + x<text:span text:style-name="T54">2</text:span> + 2x) (x + 3) + 1 = x<text:span text:style-name="T54">4</text:span> + 3x<text:span text:style-name="T54">3</text:span> + x<text:span text:style-name="T54">2</text:span> + 3x<text:span text:style-name="T54">3</text:span> + 9x<text:span text:style-name="T54">2</text:span> + 3x + x<text:span text:style-name="T54">2</text:span> + 3x + 1</text:p>
      <text:p text:style-name="P225">x<text:span text:style-name="T54">4</text:span> + 3x<text:span text:style-name="T54">3</text:span> + 2x<text:span text:style-name="T54">3</text:span> + 6x<text:span text:style-name="T54">2</text:span> + x<text:span text:style-name="T54">3</text:span> + 3x<text:span text:style-name="T54">2</text:span> + 2x<text:span text:style-name="T54">2</text:span> + 6x + 1 = <text:s/>x<text:span text:style-name="T54">4</text:span> + 6x<text:span text:style-name="T54">3</text:span> + 11x<text:span text:style-name="T54">2</text:span> + 6x + 1</text:p>
      <text:p text:style-name="P225">x<text:span text:style-name="T54">4</text:span> + 6x<text:span text:style-name="T54">3</text:span> + 11x<text:span text:style-name="T54">2</text:span> + 6x + 1 = x<text:span text:style-name="T54">4</text:span> + 6x<text:span text:style-name="T54">3</text:span> + 11x<text:span text:style-name="T54">2</text:span> + 6x + 1.</text:p>
      <text:p text:style-name="P225"/>
      <text:p text:style-name="P225">2. (a<text:span text:style-name="T54">2</text:span> + b<text:span text:style-name="T54">2</text:span>) (c<text:span text:style-name="T54">2</text:span> + d<text:span text:style-name="T54">2</text:span>) = (ac — bd)<text:span text:style-name="T54">2</text:span> + (ad + bc)<text:span text:style-name="T54">2</text:span></text:p>
      <text:p text:style-name="P226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67">= </text:span>a<text:span text:style-name="T85">2</text:span>c<text:span text:style-name="T85">2</text:span><text:span text:style-name="T167"> — 2abcd + b</text:span><text:span text:style-name="T85">2</text:span><text:span text:style-name="T167">d</text:span><text:span text:style-name="T85">2</text:span><text:span text:style-name="T167"> + </text:span>a<text:span text:style-name="T85">2</text:span>d<text:span text:style-name="T85">2</text:span><text:span text:style-name="T167"> + 2</text:span>a<text:span text:style-name="T168">bcd</text:span> <text:span text:style-name="T167">+ b</text:span><text:span text:style-name="T85">2</text:span><text:span text:style-name="T167">c</text:span><text:span text:style-name="T85">2</text:span></text:p>
      <text:p text:style-name="P226">a<text:span text:style-name="T54">2</text:span>c<text:span text:style-name="T54">2 </text:span>+ a<text:span text:style-name="T54">2 </text:span>d<text:span text:style-name="T54">2 </text:span>+ b<text:span text:style-name="T54">2</text:span>c<text:span text:style-name="T54">2 </text:span>+ b<text:span text:style-name="T54">2 </text:span>d<text:span text:style-name="T54">2</text:span> <text:span text:style-name="T168">= </text:span>a<text:span text:style-name="T85">2</text:span>c<text:span text:style-name="T85">2 </text:span><text:span text:style-name="T167">+ </text:span>a<text:span text:style-name="T85">2</text:span>d<text:span text:style-name="T85">2 </text:span><text:span text:style-name="T168">+ b</text:span><text:span text:style-name="T85">2</text:span><text:span text:style-name="T167">c</text:span><text:span text:style-name="T85">2 </text:span><text:span text:style-name="T168">+ b</text:span><text:span text:style-name="T85">2</text:span><text:span text:style-name="T167">d</text:span><text:span text:style-name="T85">2</text:span><text:span text:style-name="T167">.</text:span></text:p>
      <text:p text:style-name="P226"/>
      <text:p text:style-name="P226"/>
      <text:p text:style-name="P285">ГЛАВА <text:span text:style-name="T48">IV</text:span></text:p>
      <text:p text:style-name="P285"/>
      <text:p text:style-name="P271">§ <text:span text:style-name="T169">2</text:span></text:p>
      <text:p text:style-name="P271"/>
      <text:p text:style-name="P274">Упражнения</text:p>
      <text:p text:style-name="P274"/>
      <text:p text:style-name="P277">1. 7a<text:span text:style-name="T54">2</text:span>b<text:span text:style-name="T54">2</text:span> + 14a<text:span text:style-name="T54">3</text:span>b — 28ab<text:span text:style-name="T54">3</text:span> = <text:span text:style-name="T170">7ab * ab + 2 * 7ab * a</text:span><text:span text:style-name="T86">2</text:span><text:span text:style-name="T170"> — 4 * 7ab * b</text:span><text:span text:style-name="T86">2</text:span><text:span text:style-name="T170"> = 7ab (ab + 2a</text:span><text:span text:style-name="T86">2</text:span><text:span text:style-name="T170"> — 4b</text:span><text:span text:style-name="T86">2</text:span><text:span text:style-name="T170">).</text:span></text:p>
      <text:p text:style-name="P278">2. x<text:span text:style-name="T54">3</text:span> + 3x<text:span text:style-name="T54">2</text:span> + x = x (x<text:span text:style-name="T54">2</text:span> + 3x + 1).</text:p>
      <text:p text:style-name="P278">3. a (c + d) + b (c + d) = <text:span text:style-name="T171">(a + b) (c + d).</text:span></text:p>
      <text:p text:style-name="P279">4. a (c — 3d) + b (3d — c) = <text:span text:style-name="T171">(a — b) (c — 3d).</text:span></text:p>
      <text:p text:style-name="P279">5. 3ax (5x<text:span text:style-name="T54">2</text:span> — 15 y<text:span text:style-name="T54">2</text:span>) — 6ay (6y<text:span text:style-name="T54">2</text:span> — 2x<text:span text:style-name="T54">2</text:span>) = 3ax * 5 (x<text:span text:style-name="T54">2</text:span> — 3y<text:span text:style-name="T54">2</text:span>) — 6ay * 2 (3y<text:span text:style-name="T54">2</text:span> — x<text:span text:style-name="T54">2</text:span>) =</text:p>
      <text:p text:style-name="P279"><text:s text:c="4"/>= (15ax <text:span text:style-name="T171">+</text:span> 12ay) (x<text:span text:style-name="T54">2</text:span> — 3y<text:span text:style-name="T54">2</text:span>) <text:span text:style-name="T171">= 3a (5x + 4y) (x</text:span><text:span text:style-name="T87">2</text:span><text:span text:style-name="T171"> — 3y</text:span><text:span text:style-name="T87">2</text:span><text:span text:style-name="T171">).</text:span></text:p>
      <text:p text:style-name="P279"/>
      <text:p text:style-name="P279"/>
      <text:p text:style-name="P272">§ <text:span text:style-name="T172">3</text:span></text:p>
      <text:p text:style-name="P272"/>
      <text:p text:style-name="P275">Упражнения</text:p>
      <text:p text:style-name="P275"/>
      <text:p text:style-name="P280">1. 2abc — 2ab<text:span text:style-name="T54">2</text:span> — 3b<text:span text:style-name="T54">2</text:span>c + b<text:span text:style-name="T54">3</text:span> — a<text:span text:style-name="T54">2</text:span>c — ac<text:span text:style-name="T54">2</text:span> + 4a<text:span text:style-name="T54">2</text:span>b = b<text:span text:style-name="T54">3</text:span> — 2ab<text:span text:style-name="T54">2</text:span> — 3b<text:span text:style-name="T54">2</text:span>c + 2abc + 4a<text:span text:style-name="T54">2</text:span>b — a<text:span text:style-name="T54">2</text:span>c — ac<text:span text:style-name="T54">2</text:span> <text:span text:style-name="T173">=</text:span></text:p>
      <text:p text:style-name="P281"><text:s text:c="4"/><text:span text:style-name="T173">= b</text:span><text:span text:style-name="T88">3</text:span><text:span text:style-name="T173"> — b</text:span><text:span text:style-name="T88">2</text:span><text:span text:style-name="T173">(2a + 3c) + b * 2a (2a + c) </text:span>—<text:span text:style-name="T173"> </text:span>ac <text:span text:style-name="T173">(a + </text:span>c<text:span text:style-name="T173">)</text:span>.</text:p>
      <text:p text:style-name="P280">2. x<text:span text:style-name="T54">4</text:span> + y<text:span text:style-name="T54">4</text:span> + z<text:span text:style-name="T54">4</text:span> — 2x<text:span text:style-name="T54">2</text:span>y<text:span text:style-name="T54">2</text:span> — 2x<text:span text:style-name="T54">2</text:span>z<text:span text:style-name="T54">2</text:span> — 2y<text:span text:style-name="T54">2</text:span>z<text:span text:style-name="T54">2</text:span> = y<text:span text:style-name="T54">4</text:span> — 2x<text:span text:style-name="T54">2</text:span>y<text:span text:style-name="T54">2</text:span> — 2y<text:span text:style-name="T54">2</text:span>z<text:span text:style-name="T54">2</text:span> + x<text:span text:style-name="T54">4</text:span> + z<text:span text:style-name="T54">4</text:span> — 2x<text:span text:style-name="T54">2</text:span>z<text:span text:style-name="T54">2</text:span> <text:span text:style-name="T173">=</text:span></text:p>
      <text:p text:style-name="P281"><text:s text:c="4"/><text:span text:style-name="T173">= y</text:span><text:span text:style-name="T88">4</text:span><text:span text:style-name="T173"> — 2 * y</text:span><text:span text:style-name="T88">2 </text:span><text:span text:style-name="T173">(x</text:span><text:span text:style-name="T88">2</text:span><text:span text:style-name="T173"> + z</text:span><text:span text:style-name="T88">2</text:span><text:span text:style-name="T173">) + x</text:span><text:span text:style-name="T88">4</text:span><text:span text:style-name="T173"> + z</text:span><text:span text:style-name="T88">4</text:span><text:span text:style-name="T173"> — 2x</text:span><text:span text:style-name="T88">2</text:span><text:span text:style-name="T173">z</text:span><text:span text:style-name="T88">2</text:span><text:span text:style-name="T173"> = y</text:span><text:span text:style-name="T88">4</text:span><text:span text:style-name="T173"> — 2 * y</text:span><text:span text:style-name="T88">2 </text:span><text:span text:style-name="T173">(x</text:span><text:span text:style-name="T88">2</text:span><text:span text:style-name="T173"> + z</text:span><text:span text:style-name="T88">2</text:span><text:span text:style-name="T173">) + (x</text:span><text:span text:style-name="T88">2</text:span><text:span text:style-name="T173"> — z</text:span><text:span text:style-name="T88">2</text:span><text:span text:style-name="T173">)</text:span><text:span text:style-name="T88">2</text:span><text:span text:style-name="T173">.</text:span></text:p>
      <text:p text:style-name="P281"/>
      <text:p text:style-name="P281"/>
      <text:p text:style-name="P273"/>
      <text:p text:style-name="P273"/>
      <text:p text:style-name="P273"><text:soft-page-break/>§ <text:span text:style-name="T174">4</text:span></text:p>
      <text:p text:style-name="P273"/>
      <text:p text:style-name="P276">Упражнения</text:p>
      <text:p text:style-name="P276"/>
      <text:p text:style-name="P282">1. 4x<text:span text:style-name="T54">2</text:span>y — 4xy<text:span text:style-name="T54">2</text:span> — y + x = <text:span text:style-name="T176">x (4xy + 1) — y (4xy + 1) = (x — y) (4xy + 1). <text:s/></text:span></text:p>
      <text:p text:style-name="P282">2. 2ax + ay — az — 2bx — by + bz = a (2x + y — z) — b (2x + y — z) = (a — b) (2x + y — z).</text:p>
      <text:p text:style-name="P282">3. a<text:span text:style-name="T54">3</text:span> + a — 2ab + 3 + 3a<text:span text:style-name="T54">2</text:span> — 6b = a<text:span text:style-name="T54">3</text:span> + 3a<text:span text:style-name="T54">2</text:span> + a (1 — 2b) + 3 (1 — 2b) = a<text:span text:style-name="T54">3</text:span> + 3a<text:span text:style-name="T54">2</text:span> + (a + 3) (1 — 2b) =</text:p>
      <text:p text:style-name="P283"><text:s text:c="4"/>= (a<text:span text:style-name="T54"> </text:span>+ 3) a<text:span text:style-name="T54">2</text:span> <text:s/>+ (a + 3) (1 — 2b) = (a<text:span text:style-name="T54"> </text:span>+ 3) <text:span text:style-name="T175">(a</text:span><text:span text:style-name="T89">2</text:span><text:span text:style-name="T175"> </text:span>— 2b <text:span text:style-name="T175">+ 1</text:span>).</text:p>
      <text:p text:style-name="P284">4. a<text:span text:style-name="T54">3</text:span> + 3 + 3a<text:span text:style-name="T54">2</text:span> + a = a (a<text:span text:style-name="T54">2</text:span> + 1) + 3 (a<text:span text:style-name="T54">2</text:span> + 1) = (a + 3) (a<text:span text:style-name="T54">2</text:span> + 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13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9-01-09T23:59:01.536449455</dc:date>
    <dc:creator>Игорь </dc:creator>
    <meta:editing-duration>PT10H30M10S</meta:editing-duration>
    <meta:editing-cycles>115</meta:editing-cycles>
    <meta:generator>LibreOffice/6.1.1.2$MacOSX_X86_64 LibreOffice_project/5d19a1bfa650b796764388cd8b33a5af1f5baa1b</meta:generator>
    <meta:document-statistic meta:table-count="11" meta:image-count="0" meta:object-count="97" meta:page-count="18" meta:paragraph-count="693" meta:word-count="3088" meta:character-count="10565" meta:non-whitespace-character-count="7789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5/content.xml><?xml version="1.0" encoding="utf-8"?>
<math xmlns="http://www.w3.org/1998/Math/MathML" display="block">
  <semantics>
    <mfrac>
      <mn>1</mn>
      <mn>1,003</mn>
    </mfrac>
    <annotation encoding="StarMath 5.0">1 over 1,003</annotation>
  </semantics>
</math>
</file>

<file path=Object 96/content.xml><?xml version="1.0" encoding="utf-8"?>
<math xmlns="http://www.w3.org/1998/Math/MathML" display="block">
  <semantics>
    <mfrac>
      <mn>1</mn>
      <mrow>
        <mo fence="true" stretchy="false">(</mo>
        <mrow>
          <mrow>
            <mn>1</mn>
            <mo stretchy="false">+</mo>
            <mn>0,003</mn>
          </mrow>
        </mrow>
        <mo fence="true" stretchy="false">)</mo>
      </mrow>
    </mfrac>
    <annotation encoding="StarMath 5.0">1 over (1 + 0,003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